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708fe" officeooo:paragraph-rsid="001708fe"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08fe"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9f5a5" officeooo:paragraph-rsid="0019f5a5"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2933" officeooo:paragraph-rsid="0027e0d0"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text-properties fo:language="ru" fo:country="RU"/>
    </style:style>
    <style:style style:name="P98" style:family="paragraph" style:parent-style-name="Text_20_body">
      <loext:graphic-properties draw:fill="solid" draw:fill-color="#eeeeee" draw:opacity="100%"/>
      <style:paragraph-properties fo:background-color="#eeeeee"/>
      <style:text-properties fo:language="ru" fo:country="RU"/>
    </style:style>
    <style:style style:name="P9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loext:graphic-properties draw:fill="solid" draw:fill-color="#eeeeee" draw:opacity="100%"/>
      <style:paragraph-properties fo:background-color="#eeeeee"/>
    </style:style>
    <style:style style:name="P102" style:family="paragraph" style:parent-style-name="First_20_line_20_indent">
      <loext:graphic-properties draw:fill="solid" draw:fill-color="#eeeeee" draw:opacity="100%"/>
      <style:paragraph-properties fo:background-color="#eeeeee"/>
      <style:text-properties fo:language="ru" fo:country="RU"/>
    </style:style>
    <style:style style:name="P10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4" style:family="paragraph" style:parent-style-name="Text_20_body">
      <style:paragraph-properties fo:margin-left="0in" fo:margin-right="0in" fo:text-align="justify"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fo:color="#800000"/>
    </style:style>
    <style:style style:name="P10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in" fo:margin-right="0in" fo:text-align="center" style:justify-single-word="false" fo:text-indent="0in" style:auto-text-indent="false"/>
    </style:style>
    <style:style style:name="P10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8" style:family="paragraph" style:parent-style-name="Footnote">
      <style:paragraph-properties fo:margin-left="0in" fo:margin-right="0in" fo:text-indent="0in"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1">
      <style:paragraph-properties fo:text-align="justify" style:justify-single-word="false"/>
      <style:text-properties fo:language="ru" fo:country="RU"/>
    </style:style>
    <style:style style:name="P132" style:family="paragraph" style:parent-style-name="Text_20_body" style:list-style-name="L2">
      <style:paragraph-properties fo:text-align="justify" style:justify-single-word="false"/>
      <style:text-properties fo:language="ru" fo:country="RU"/>
    </style:style>
    <style:style style:name="P13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4" style:family="paragraph" style:parent-style-name="Text_20_body" style:list-style-name="L3">
      <style:text-properties fo:language="ru" fo:country="RU"/>
    </style:style>
    <style:style style:name="P13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2933" officeooo:paragraph-rsid="001f2933"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4eda4" officeooo:paragraph-rsid="0034eda4"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bf961" officeooo:paragraph-rsid="00328d1c" style:font-style-asian="italic" style:font-weight-asian="normal" style:font-style-complex="italic"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eb0ce" officeooo:paragraph-rsid="0031b656" style:font-style-asian="italic" style:font-weight-asian="normal" style:font-style-complex="italic"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398407" style:font-style-asian="normal" style:font-weight-asian="normal" style:font-style-complex="normal" style:font-weight-complex="normal"/>
    </style:style>
    <style:style style:name="P14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6" style:family="paragraph" style:parent-style-name="Standard">
      <style:text-properties officeooo:paragraph-rsid="0032c0e0"/>
    </style:style>
    <style:style style:name="P147" style:family="paragraph" style:parent-style-name="Standard">
      <style:text-properties fo:font-style="italic" officeooo:paragraph-rsid="00328d1c" style:font-style-asian="italic" style:font-style-complex="italic"/>
    </style:style>
    <style:style style:name="P148" style:family="paragraph" style:parent-style-name="Heading_20_1">
      <loext:graphic-properties draw:fill="solid" draw:fill-color="#eeeeee" draw:opacity="100%"/>
      <style:paragraph-properties fo:background-color="#eeeeee"/>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loext:graphic-properties draw:fill="solid" draw:fill-color="#eeeeee" draw:opacity="100%"/>
      <style:paragraph-properties fo:background-color="#eeeeee"/>
      <style:text-properties fo:language="ru" fo:country="RU"/>
    </style:style>
    <style:style style:name="P153" style:family="paragraph" style:parent-style-name="Heading_20_2">
      <loext:graphic-properties draw:fill="solid" draw:fill-color="#eeeeee" draw:opacity="100%"/>
      <style:paragraph-properties fo:background-color="#eeeeee"/>
    </style:style>
    <style:style style:name="P15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31b656" style:font-style-asian="italic" style:font-style-complex="italic"/>
    </style:style>
    <style:style style:name="T5" style:family="text">
      <style:text-properties fo:language="ru" fo:country="RU" fo:font-style="italic" fo:background-color="transparent" loext:char-shading-value="0" style:font-style-asian="italic" style:font-style-complex="italic"/>
    </style:style>
    <style:style style:name="T6" style:family="text">
      <style:text-properties fo:language="ru" fo:country="RU" fo:font-style="normal" style:font-style-asian="normal" style:font-style-complex="normal"/>
    </style:style>
    <style:style style:name="T7" style:family="text">
      <style:text-properties fo:language="ru" fo:country="RU" fo:font-style="normal" officeooo:rsid="0031b656"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officeooo:rsid="00328d1c"/>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background-color="transparent" loext:char-shading-value="0"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27e0d0" style:font-style-asian="italic" style:font-style-complex="italic"/>
    </style:style>
    <style:style style:name="T22" style:family="text">
      <style:text-properties fo:font-style="italic" officeooo:rsid="0026faa8" style:font-style-asian="italic" style:font-style-complex="italic"/>
    </style:style>
    <style:style style:name="T23" style:family="text">
      <style:text-properties fo:font-style="italic" officeooo:rsid="00276803" style:font-style-asian="italic" style:font-style-complex="italic"/>
    </style:style>
    <style:style style:name="T24" style:family="text">
      <style:text-properties fo:font-style="italic" officeooo:rsid="00328d1c" style:font-style-asian="italic" style:font-style-complex="italic"/>
    </style:style>
    <style:style style:name="T25" style:family="text">
      <style:text-properties fo:font-style="italic" officeooo:rsid="0031b656" style:font-style-asian="italic" style:font-style-complex="italic"/>
    </style:style>
    <style:style style:name="T26" style:family="text">
      <style:text-properties fo:color="#6666ff" fo:language="ru" fo:country="RU"/>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fo:background-color="transparent" loext:char-shading-value="0" style:font-style-asian="normal" style:font-style-complex="normal"/>
    </style:style>
    <style:style style:name="T30" style:family="text">
      <style:text-properties fo:color="#800000" fo:language="ru" fo:country="RU" fo:font-style="normal" style:font-style-asian="normal" style:font-style-complex="normal"/>
    </style:style>
    <style:style style:name="T31" style:family="text">
      <style:text-properties fo:color="#800000" fo:language="ru" fo:country="RU" fo:background-color="transparent" loext:char-shading-value="0"/>
    </style:style>
    <style:style style:name="T32" style:family="text">
      <style:text-properties fo:color="#800000" fo:language="en" fo:country="US"/>
    </style:style>
    <style:style style:name="T33" style:family="text">
      <style:text-properties fo:color="#800000" officeooo:rsid="001b5297"/>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fo:font-weight="bold" officeooo:rsid="002bf961"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officeooo:rsid="0034423b" style:font-style-asian="normal" style:font-weight-asian="normal" style:font-style-complex="normal" style:font-weight-complex="normal"/>
    </style:style>
    <style:style style:name="T43" style:family="text">
      <style:text-properties style:use-window-font-color="true" fo:language="ru" fo:country="RU" fo:font-style="normal" fo:font-weight="normal" officeooo:rsid="0032c0e0"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style="italic" fo:font-weight="normal" officeooo:rsid="002f6346" style:font-style-asian="italic" style:font-weight-asian="normal" style:font-style-complex="italic" style:font-weight-complex="normal"/>
    </style:style>
    <style:style style:name="T47" style:family="text">
      <style:text-properties style:use-window-font-color="true" fo:language="ru" fo:country="RU" fo:font-style="italic" fo:font-weight="normal" officeooo:rsid="00328d1c" style:font-style-asian="italic" style:font-weight-asian="normal" style:font-style-complex="italic" style:font-weight-complex="normal"/>
    </style:style>
    <style:style style:name="T48" style:family="text">
      <style:text-properties style:use-window-font-color="true" fo:language="ru" fo:country="RU" fo:font-style="italic" fo:font-weight="normal" officeooo:rsid="0032c0e0" style:font-style-asian="italic" style:font-weight-asian="normal" style:font-style-complex="italic" style:font-weight-complex="normal"/>
    </style:style>
    <style:style style:name="T49" style:family="text">
      <style:text-properties style:use-window-font-color="true" fo:language="ru" fo:country="RU" fo:font-style="italic" fo:font-weight="normal" officeooo:rsid="0034423b" style:font-style-asian="italic" style:font-weight-asian="normal" style:font-style-complex="italic" style:font-weight-complex="normal"/>
    </style:style>
    <style:style style:name="T50" style:family="text">
      <style:text-properties style:use-window-font-color="true" fo:language="ru" fo:country="RU" fo:font-weight="normal" officeooo:rsid="002f6346" style:font-weight-asian="normal" style:font-weight-complex="normal"/>
    </style:style>
    <style:style style:name="T51" style:family="text">
      <style:text-properties style:use-window-font-color="true" fo:language="ru" fo:country="RU" fo:font-weight="normal" officeooo:rsid="00328d1c" style:font-weight-asian="normal" style:font-weight-complex="normal"/>
    </style:style>
    <style:style style:name="T52" style:family="text">
      <style:text-properties style:use-window-font-color="true" fo:language="ru" fo:country="RU" fo:font-weight="normal" officeooo:rsid="0032c0e0" style:font-weight-asian="normal" style:font-weight-complex="normal"/>
    </style:style>
    <style:style style:name="T53" style:family="text">
      <style:text-properties style:use-window-font-color="true" fo:language="en" fo:country="US"/>
    </style:style>
    <style:style style:name="T54" style:family="text">
      <style:text-properties style:use-window-font-color="true" fo:language="en" fo:country="US" fo:font-style="normal" style:font-style-asian="normal" style:font-style-complex="normal"/>
    </style:style>
    <style:style style:name="T55" style:family="text">
      <style:text-properties style:use-window-font-color="true" fo:language="en" fo:country="US" fo:font-style="normal" fo:background-color="transparent" loext:char-shading-value="0" style:font-style-asian="normal" style:font-style-complex="normal"/>
    </style:style>
    <style:style style:name="T56" style:family="text">
      <style:text-properties style:use-window-font-color="true" fo:language="en" fo:country="US" fo:font-style="normal" fo:font-weight="normal" style:font-style-asian="normal" style:font-weight-asian="normal" style:font-style-complex="normal" style:font-weight-complex="normal"/>
    </style:style>
    <style:style style:name="T57" style:family="text">
      <style:text-properties style:use-window-font-color="true" fo:language="en" fo:country="US" fo:font-weight="normal" style:font-weight-asian="normal" style:font-weight-complex="normal"/>
    </style:style>
    <style:style style:name="T58" style:family="text">
      <style:text-properties style:use-window-font-color="true" fo:font-style="normal" style:font-style-asian="normal" style:font-style-complex="normal"/>
    </style:style>
    <style:style style:name="T59" style:family="text">
      <style:text-properties style:use-window-font-color="true" fo:font-style="normal" fo:background-color="transparent" loext:char-shading-value="0" style:font-style-asian="normal" style:font-style-complex="normal"/>
    </style:style>
    <style:style style:name="T60" style:family="text">
      <style:text-properties style:use-window-font-color="true" fo:font-style="normal" fo:font-weight="normal" style:font-style-asian="normal" style:font-weight-asian="normal" style:font-style-complex="normal" style:font-weight-complex="normal"/>
    </style:style>
    <style:style style:name="T61" style:family="text">
      <style:text-properties style:use-window-font-color="true" fo:font-style="italic" fo:font-weight="normal" style:font-style-asian="italic" style:font-weight-asian="normal" style:font-style-complex="italic" style:font-weight-complex="normal"/>
    </style:style>
    <style:style style:name="T62" style:family="text">
      <style:text-properties fo:background-color="transparent" loext:char-shading-value="0"/>
    </style:style>
    <style:style style:name="T63" style:family="text">
      <style:text-properties style:text-position="super 58%"/>
    </style:style>
    <style:style style:name="T64" style:family="text">
      <style:text-properties fo:color="#c5000b"/>
    </style:style>
    <style:style style:name="T65" style:family="text">
      <style:text-properties fo:language="fr" fo:country="FR"/>
    </style:style>
    <style:style style:name="T66" style:family="text">
      <style:text-properties fo:color="#0000ff"/>
    </style:style>
    <style:style style:name="T67" style:family="text">
      <style:text-properties fo:color="#3333ff"/>
    </style:style>
    <style:style style:name="T68" style:family="text">
      <style:text-properties fo:font-style="normal" style:font-style-asian="normal" style:font-style-complex="normal"/>
    </style:style>
    <style:style style:name="T69" style:family="text">
      <style:text-properties fo:font-style="normal" officeooo:rsid="001f2933" style:font-style-asian="normal" style:font-style-complex="normal"/>
    </style:style>
    <style:style style:name="T70" style:family="text">
      <style:text-properties fo:font-style="normal" officeooo:rsid="0031b656" style:font-style-asian="normal" style:font-style-complex="normal"/>
    </style:style>
    <style:style style:name="T71" style:family="text">
      <style:text-properties fo:color="#0066ff"/>
    </style:style>
    <style:style style:name="T72" style:family="text">
      <style:text-properties fo:color="#0066ff" fo:language="en" fo:country="US" fo:font-style="normal" fo:background-color="transparent" loext:char-shading-value="0" style:font-style-asian="normal" style:font-style-complex="normal"/>
    </style:style>
    <style:style style:name="T73" style:family="text">
      <style:text-properties fo:background-color="#ffff00" loext:char-shading-value="0"/>
    </style:style>
    <style:style style:name="T74" style:family="text">
      <style:text-properties fo:color="#00ccff"/>
    </style:style>
    <style:style style:name="T75" style:family="text">
      <style:text-properties fo:font-weight="normal" style:font-weight-asian="normal" style:font-weight-complex="normal"/>
    </style:style>
    <style:style style:name="T76" style:family="text">
      <style:text-properties fo:color="#0066cc"/>
    </style:style>
    <style:style style:name="T77" style:family="text">
      <style:text-properties fo:color="#0000cc"/>
    </style:style>
    <style:style style:name="T78" style:family="text">
      <style:text-properties fo:color="#0000cc" fo:language="ru" fo:country="RU" officeooo:rsid="00398407"/>
    </style:style>
    <style:style style:name="T79" style:family="text">
      <style:text-properties fo:color="#0000cc" officeooo:rsid="00398407"/>
    </style:style>
    <style:style style:name="T80" style:family="text">
      <style:text-properties style:text-line-through-style="solid" style:text-line-through-type="single"/>
    </style:style>
    <style:style style:name="T81" style:family="text">
      <style:text-properties style:text-line-through-style="solid" style:text-line-through-type="single" fo:font-weight="bold" style:font-weight-asian="bold" style:font-weight-complex="bold"/>
    </style:style>
    <style:style style:name="T82" style:family="text">
      <style:text-properties style:text-line-through-style="solid" style:text-line-through-type="single" officeooo:rsid="0013b625"/>
    </style:style>
    <style:style style:name="T83" style:family="text">
      <style:text-properties officeooo:rsid="001146c8"/>
    </style:style>
    <style:style style:name="T84" style:family="text">
      <style:text-properties officeooo:rsid="00191919"/>
    </style:style>
    <style:style style:name="T85" style:family="text">
      <style:text-properties officeooo:rsid="002cf2de"/>
    </style:style>
    <style:style style:name="T86" style:family="text">
      <style:text-properties officeooo:rsid="002d3183"/>
    </style:style>
    <style:style style:name="T87" style:family="text">
      <style:text-properties officeooo:rsid="002eb0ce"/>
    </style:style>
    <style:style style:name="T88" style:family="text">
      <style:text-properties officeooo:rsid="002f6346"/>
    </style:style>
    <style:style style:name="T89" style:family="text">
      <style:text-properties officeooo:rsid="00328d1c"/>
    </style:style>
    <style:style style:name="T90" style:family="text">
      <style:text-properties officeooo:rsid="0027e0d0"/>
    </style:style>
    <style:style style:name="T91" style:family="text">
      <style:text-properties officeooo:rsid="0026faa8"/>
    </style:style>
    <style:style style:name="T92" style:family="text">
      <style:text-properties officeooo:rsid="00276803"/>
    </style:style>
    <style:style style:name="T93" style:family="text">
      <style:text-properties officeooo:rsid="0038b529"/>
    </style:style>
    <style:style style:name="T94" style:family="text">
      <style:text-properties officeooo:rsid="003934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624389938833268175" text:style-name="L1">
        <text:list-item>
          <text:p text:style-name="P130">добавить детектив <text:span text:style-name="T1">(реализовано)</text:span>+ магические уроки/трактаты Старсвирла (реализовано)</text:p>
        </text:list-item>
        <text:list-item>
          <text:p text:style-name="P131">Терра несколько раз пытается убить Макса (один раз — в аквапарке). Несколько раз Макса спасает Селестия (даёт приказы Нексусу)</text:p>
        </text:list-item>
        <text:list-item>
          <text:p text:style-name="P131">Книги:</text:p>
        </text:list-item>
      </text:list>
      <text:list xml:id="list1177239483319047038" text:style-name="L2">
        <text:list-item>
          <text:p text:style-name="P132">«Великие грифоны прошлого» - из канона (5<text:span text:style-name="T11">s8e)</text:span></text:p>
        </text:list-item>
        <text:list-item>
          <text:p text:style-name="P132">«Высшие заклинания в повседневном использовании: от песчинки до дворца»</text:p>
        </text:list-item>
        <text:list-item>
          <text:p text:style-name="P133">«Малоизвестные аспекты магии трансформаций»</text:p>
        </text:list-item>
        <text:list-item>
          <text:p text:style-name="P13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2">Дасти Вейфарер «Зебрианская культура, быт и фольклор»</text:p>
        </text:list-item>
        <text:list-item>
          <text:p text:style-name="P132">«Краткая история Эквестрии»</text:p>
        </text:list-item>
        <text:list-item>
          <text:p text:style-name="P132">«Шедевры архитектуры Эквестрии» с разделом о Кантерлотском Королевском Дворце</text:p>
        </text:list-item>
        <text:list-item>
          <text:p text:style-name="P132">«Великие дела и великие чары». Страница 893: …</text:p>
        </text:list-item>
        <text:list-item>
          <text:p text:style-name="P132">«Природа Проклятий» - обмен</text:p>
        </text:list-item>
        <text:list-item>
          <text:p text:style-name="P132">«<text:span text:style-name="T62">Магия для Чайников</text:span>» - обмен</text:p>
        </text:list-item>
        <text:list-item>
          <text:p text:style-name="P132">«Энциклопедия Арканум» - обмен</text:p>
        </text:list-item>
        <text:list-item>
          <text:p text:style-name="P132">«О Гейсах» - обмен</text:p>
        </text:list-item>
        <text:list-item>
          <text:p text:style-name="P132">«<text:span text:style-name="T73">Тайны Тайных Наук</text:span>» - обмен</text:p>
        </text:list-item>
        <text:list-item>
          <text:p text:style-name="P133">«Основы Заклятий» - обмен</text:p>
        </text:list-item>
        <text:list-item>
          <text:p text:style-name="P13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244246101423365829" text:style-name="L3">
        <text:list-item>
          <text:p text:style-name="P13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4">Селестия — переменчивая пони. В одно время не строгая, а в другое может быть такой, что страшно становится</text:p>
        </text:list-item>
        <text:list-item>
          <text:p text:style-name="P134">У Селестии были такие элементы гармонии: Магия, Доброта, Смех. У Луны — Верность, Честность, Щедрость. (ксенофазия)</text:p>
        </text:list-item>
        <text:list-item>
          <text:p text:style-name="P13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4">Около 820-ти лет назад будущий маг Лайтнинг Стар поступил на обучение к наставнику Тииспоту</text:p>
        </text:list-item>
        <text:list-item>
          <text:p text:style-name="P13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4">У Селестии грива и хвост развеваются и переливаются от магического шампуня</text:p>
        </text:list-item>
        <text:list-item>
          <text:p text:style-name="P134">Тело Селестии очень крепкое — может выдержать несколько тонн земли</text:p>
        </text:list-item>
        <text:list-item>
          <text:p text:style-name="P134">Дискорд намного старше принцесс, его магия сильнее ихней на голову</text:p>
        </text:list-item>
        <text:list-item>
          <text:p text:style-name="P134">Луна младше Селестии на 3 года. Сёстрам около 5000 лет. По другим данным, Селестии около 2500 лет (Обмен).</text:p>
        </text:list-item>
        <text:list-item>
          <text:p text:style-name="P134">Принцессы начали войну с Дискордом в возрасте, когда им было около 700 лет — и продолжалась война почти сто лет</text:p>
        </text:list-item>
        <text:list-item>
          <text:p text:style-name="P134">Самый главный враг сестёр и Дискорда — скука</text:p>
        </text:list-item>
        <text:list-item>
          <text:p text:style-name="P134">В Эквестрии на одного жеребца приходится четыре - пять кобыл</text:p>
        </text:list-item>
        <text:list-item>
          <text:p text:style-name="P13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4">Селестия в первые полторы тысячи лет путешествовала — и заварила несколько войн (две — с Эквестрией, в одной была против Луны)</text:p>
        </text:list-item>
        <text:list-item>
          <text:p text:style-name="P134">Настоящий цвет гривы Селестии — клубнично-розовая. Радужный цвет гривы и хвоста поддерживается магией</text:p>
        </text:list-item>
        <text:list-item>
          <text:p text:style-name="P134">Кроме Дискорда, старше сестёр ещё старейшина драконов</text:p>
        </text:list-item>
        <text:list-item>
          <text:p text:style-name="P134">Кэйденс не прожила и 60-ти лет и является низкорожденной</text:p>
        </text:list-item>
        <text:list-item>
          <text:p text:style-name="P13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4">Народ тихо фигел от нововведений и с ещё большим ожесточением продолжал делать по-своему</text:p>
        </text:list-item>
        <text:list-item>
          <text:p text:style-name="P13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4">Когда пони женятся, они обмениваются ножными браслетами</text:p>
        </text:list-item>
        <text:list-item>
          <text:p text:style-name="P134">Светилами, кроме сестёр, могут управлять единороги (группы), Дискорд, Твайлайт и Старсвирл</text:p>
        </text:list-item>
        <text:list-item>
          <text:p text:style-name="P134">Королева Кризалис — правительница Зелёной Долины</text:p>
        </text:list-item>
        <text:list-item>
          <text:p text:style-name="P134">Мать Луны и Селестии — аликорн Лорен. Мать Дискорда — Алиса (пони-человек)</text:p>
        </text:list-item>
        <text:list-item>
          <text:p text:style-name="P13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text:soft-page-break/>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0" text:outline-level="2">1. Терра</text:h>
      <text:p text:style-name="P27">музыка - кондовая электронная, холодная и отчаянная (Electronics “Disappointed”)</text:p>
      <text:p text:style-name="P10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3"><text:note text:id="ftn1" text:note-class="footnote"><text:note-citation>1</text:note-citation><text:note-body><text:p text:style-name="P11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1">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1"><text:span text:style-name="T11">&gt;\</text:span>Привет, Нексус. Это Макс.</text:p>
      <text:p text:style-name="P71"><text:span text:style-name="T11">&lt;\</text:span>Привет Макс. <text:span text:style-name="T1">Рад тебя видеть. Где ты отсутствовал три дня?</text:span></text:p>
      <text:p text:style-name="P71"><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1"><text:span text:style-name="T11">&gt;\</text:span>Как называется наш проект?</text:p>
      <text:p text:style-name="P71"><text:span text:style-name="T11">&lt;\</text:span>Дайсон.</text:p>
      <text:p text:style-name="P71"><text:span text:style-name="T11">&gt;\</text:span>Сколько тебе лет?</text:p>
      <text:p text:style-name="P71"><text:soft-page-break/><text:span text:style-name="T11">&lt;\</text:span>Два года с начала запуска кластера.</text:p>
      <text:p text:style-name="P71"><text:span text:style-name="T11">&gt;\</text:span>Какой сейчас год?</text:p>
      <text:p text:style-name="P71"><text:span text:style-name="T11">&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1"><text:span text:style-name="T11">&gt;\</text:span>Нексус, отключи память <text:span text:style-name="T1">заданий</text:span> за последнюю неделю.</text:p>
      <text:p text:style-name="P71"><text:span text:style-name="T11">&lt;\</text:span>Выполнено.</text:p>
      <text:p text:style-name="P71"><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1"><text:span text:style-name="T11">&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11">&lt;\</text:span><text:span text:style-name="T1">Выполняю задачу</text:span>...</text:p>
      <text:p text:style-name="P72"><text:span text:style-name="T11">&lt;\</text:span>...</text:p>
      <text:p text:style-name="P72"><text:span text:style-name="T11">&lt;\</text:span>Решение:</text:p>
      <text:p text:style-name="P72"><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1">: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1"><text:span text:style-name="T11">&gt;</text:span>\Нексус, почему ты используешь жёсткие настройки <text:span text:style-name="T1">для решения задачи</text:span>?</text:p>
      <text:p text:style-name="P71"><text:span text:style-name="T11">&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1"><text:span text:style-name="T11">&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6">incompartible interface Analytics v.0.93 beta</text:span>”</text:p>
      <text:p text:style-name="P43">Ага, уже теплее.</text:p>
      <text:p text:style-name="P43"/>
      <text:p text:style-name="P71"><text:span text:style-name="T11">&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1">–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1">–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1">.</text:span></text:p>
      <text:p text:style-name="P78"><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7">***</text:p>
      <text:p text:style-name="P10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1">&lt;</text:span><text:span text:style-name="T76">мелодия из Донни Дарко</text:span><text:span text:style-name="T11">&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1">&lt;</text:span><text:span text:style-name="T28">месяц</text:span><text:span text:style-name="T11">&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62">ворил </text:span><text:span text:style-name="T2">—</text:span><text:span text:style-name="T6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62">А у нас получается... </text:span><text:span text:style-name="T2">–</text:span><text:span text:style-name="T6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9">AI <text:span text:style-name="T2">– </text:span><text:span text:style-name="T6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4">Музыка быстрая, тревожная, надорваная и печальная (Pet Shop Boys “So Hard” ?)</text:p>
      <text:p text:style-name="P29"/>
      <text:p text:style-name="P10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2">, </text:span><text:span text:style-name="T2">а от валиума таких глюков у меня ни разу не было</text:span><text:span text:style-name="T6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7">(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8">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3">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8">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65">Jack of Hearts</text:span><text:span text:style-name="T65"><text:note text:id="ftn7" text:note-class="footnote"><text:note-citation>7</text:note-citation><text:note-body><text:p text:style-name="Footnote"><text:bookmark text:name="result_box1"/><text:span text:style-name="T65">Jack of Hearts</text:span> <text:span text:style-name="T1">– Червовый валет (фр.)</text:span></text:p></text:note-body></text:note></text:span><text:span text:style-name="T6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7">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lt;<text:span text:style-name="T2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1">3. </text:span>Кантерлот</text:h>
      <text:p text:style-name="P75">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707117918868368796" text:style-name="L4">
        <text:list-item>
          <text:p text:style-name="P13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3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7"/>
      <text:p text:style-name="P11">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Дискорд исчез. Последний раз драконикуса видели, когда он на своей маленькой и юркой колеснице удалялся в сторону Жеребячьих<text:span text:style-name="T27">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3"><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уничтожаются путём <text:span text:style-name="T1">усиленного</text:span> износа, будучи частью экспериментальных колесниц! “Лорен” я сделал на базе <text:span text:style-name="T3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6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6"> через пару дней на мне воду возить можно будет.</text:span></text:p>
      <text:p text:style-name="P47">– А по-моему, ты не…</text:p>
      <text:p text:style-name="P45"><text:span text:style-name="T12">– Так, я попрошу! – перебила меня венценосная кобыла. – Давай, ты не будешь лезть в мои дела, а я не буду</text:span><text:span text:style-name="T6">… эээ… ммм…</text:span></text:p>
      <text:p text:style-name="P47">– Не будешь что?</text:p>
      <text:p text:style-name="P54">Селестия нахмурилась и подняла крылья.</text:p>
      <text:p text:style-name="P54"><text:span text:style-name="T11">– </text:span>Не забывай, человек, я — могущественный маг и правитель Эквестрии. Ко мне нужно относиться с должным уважением!</text:p>
      <text:p text:style-name="P54"><text:span text:style-name="T11">– </text:span>А то что? Превратишь в жабу? Сошлёшь на Луну? Убьёшь нахер?</text:p>
      <text:p text:style-name="P54">Аликорница сникла. Уши её опустились.</text:p>
      <text:p text:style-name="P54"><text:span text:style-name="T11">– </text:span>Макс, не надо... Ты же знаешь, я этого не сделаю.</text:p>
      <text:p text:style-name="P54"><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4"><text:span text:style-name="T11">–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1">.</text:span></text:p>
      <text:p text:style-name="P54"><text:span text:style-name="T11">Аликорница уселась н</text:span>а пол <text:span text:style-name="T11">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4"><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4"><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1">– </text:span>Вот, читай отсюда. <text:span text:style-name="T11">– а</text:span>ликорница подчеркнула абзац копытом.</text:p>
      <text:p text:style-name="P54"/>
      <text:p text:style-name="P56">***</text:p>
      <text:p text:style-name="P56"/>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27">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text:soft-page-break/>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text:soft-page-break/>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text:soft-page-break/>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7">–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51" text:outline-level="2"><text:span text:style-name="T11">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фиолетового цвета.</text:p>
      <text:p text:style-name="P54">– А я тебя вовсе и не боюсь. Вот ещё! Я в прятки играла.</text:p>
      <text:p text:style-name="P54"><text:soft-page-break/>–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онечно! Скажи ей, что у меня сегодня день рождения, и я очень сильно огорчи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4">Я остался сидеть в полнейшем замешательстве. </text:p>
      <text:p text:style-name="P54"/>
      <text:p text:style-name="P56">***</text:p>
      <text:p text:style-name="P54">&lt;<text:span text:style-name="T66">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4"/>
      <text:p text:style-name="P54">Селестия встала, потянувшись по-кошачьи, и направилась к выходу. У двери он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text:soft-page-break/>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 А Дискорд? Ты говорила, он от древности вообще сбрендил.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50" text:outline-level="2">6. Стыд</text:h>
      <text:p text:style-name="P54"/>
      <text:p text:style-name="P63">~~~ Завтра на семь в библиотеке ~~~</text:p>
      <text:p text:style-name="P63"><text:soft-page-break/></text:p>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text:soft-page-break/>–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text:soft-page-break/>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4">– А как ты сама помнишь о том заклинании, если оно стёрто из бытия? – резонно подметил я.</text:p>
      <text:p text:style-name="P54">– У меня есть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67">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text:soft-page-break/>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2">старший. </text:span><text:span text:style-name="T2">–</text:span><text:span text:style-name="T6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1">—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4"/>
      <text:p text:style-name="P56">***</text:p>
      <text:p text:style-name="P54"/>
      <text:p text:style-name="P54">– Так ты поручила Твайлайт Спаркл расследование необычных снов жеребят?</text:p>
      <text:p text:style-name="P54"><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1">—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text:soft-page-break/>–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Тия&lt;<text:span text:style-name="T17">Селли !!!</text:span>&gt;. Если хочешь.</text:p>
      <text:p text:style-name="P54">– Хорошо. До встречи, Тия.</text:p>
      <text:p text:style-name="P54">– До встречи, Макс.</text:p>
      <text:p text:style-name="P54"/>
      <text:h text:style-name="Heading_20_2" text:outline-level="2"><text:span text:style-name="T1">8</text:span>. <text:span text:style-name="T11">40-6</text:span></text:h>
      <text:p text:style-name="P76">Mark Knopfler — Hill Farmers Blues — или на следующую главу (прощание)</text:p>
      <text:p text:style-name="P54"/>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7">Истончения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47">…</text:p>
      <text:p text:style-name="P47"/>
      <text:p text:style-name="P54">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54">— вся архитектура явно </text:span><text:span text:style-name="T40">была </text:span><text:span text:style-name="T54">заточена под крылатых. Таких, для которых приземлиться на балкон в тронном зале или уйти через портик на крыше</text:span><text:span text:style-name="T68"> </text:span><text:span text:style-name="T54">—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54"> </text:span><text:span text:style-name="T40">Его центр занимал высокий </text:span><text:span text:style-name="T54">кругл</text:span><text:span text:style-name="T40">ый</text:span><text:span text:style-name="T54"> </text:span><text:span text:style-name="T40">футон</text:span><text:span text:style-name="T54"> </text:span><text:span text:style-name="T40">с</text:span><text:span text:style-name="T54"> велик</text:span><text:span text:style-name="T40">им</text:span><text:span text:style-name="T54"> множество</text:span><text:span text:style-name="T40">м</text:span><text:span text:style-name="T5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4">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4">– Примерно такие. – расхохоталась Тия. <text:span text:style-name="T11">–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4"><text:soft-page-break/>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1">–</text:span> А водку у вас принято пить?</text:p>
      <text:p text:style-name="P4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text:soft-page-break/>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4"><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1">– Это ты называешь “дружбой”? – с </text:span>улыбкой хмыкнул<text:span text:style-name="T11"> я. – </text:span>Мне нравится твоё чувство юмора.</text:p>
      <text:p text:style-name="P54">Аликорница нахмурилась.</text:p>
      <text:p text:style-name="P54"><text:span text:style-name="T11">–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4">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7">–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6">***</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54">– </text:span><text:span text:style-name="T4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text:span><text:soft-page-break/><text:span text:style-name="T40">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4">– </text:span><text:span text:style-name="T58">А из Пинто Крика уже месяц нет новостей...</text:span></text:p>
      <text:p text:style-name="P5"><text:span text:style-name="T54">– </text:span><text:span text:style-name="T5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4"><text:span text:style-name="T58">– </text:span>“<text:span text:style-name="T1">Что я могу сделать, чтобы вернуть всё назад?</text:span>”</text:p>
      <text:p text:style-name="P14"><text:span text:style-name="T58">– </text:span><text:span text:style-name="T40">Так и сказала?</text:span></text:p>
      <text:p text:style-name="P1"><text:span text:style-name="T54">–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8">– </text:span><text:span text:style-name="T40">Что бы это значило, Флер?</text:span></text:p>
      <text:p text:style-name="P14"><text:span text:style-name="T58">– </text:span><text:span text:style-name="T4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4">…</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кольты!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6">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1">–</text:span> Пятьдесят шесть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3">—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7">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text:soft-page-break/>–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7"/>
      <text:p text:style-name="P1"><text:span text:style-name="T55">&lt;</text:span><text:span text:style-name="T72">Mark Knopfler - </text:span><text:span text:style-name="T71">Hill Farmer's Blues</text:span><text:span text:style-name="T55">&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3">–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3"><text:span text:style-name="T1">– Конечно, мам! «День горящего очага» </text:span>— <text:span text:style-name="T1">верно?</text:span></text:p>
      <text:p text:style-name="P63">–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Луна.</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горгулия?</text:p>
      <text:p text:style-name="P63">– <text:s/>Тебя я забрать ему не дам. А в дядю не тыкай копытом, это невежливо! Спи уже, мой маленький!</text:p>
      <text:p text:style-name="P63">– Поцелуй меня на ночь, мам!</text:p>
      <text:p text:style-name="P63">– Конечно, мой хороший...</text:p>
      <text:p text:style-name="P63"/>
      <text:p text:style-name="P47"><text:soft-page-break/>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54">–</text:span><text:span text:style-name="T40">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4">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5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0">под твоим руководством</text:span><text:span text:style-name="T54">.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8">***</text:p>
      <text:p text:style-name="P47"/>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листок назад, перевернув его обратно.</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4"><text:span text:style-name="T11">– Вот ещё! </text:span>– возмутился дракончик. – Никогда на такое не соглашусь!</text:p>
      <text:p text:style-name="P54">–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4"><text:soft-page-break/>–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его френдкольта».</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4"/>
      <text:p text:style-name="P54"><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4">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text:soft-page-break/>– В сейфе, я в курсе.</text:p>
      <text:p text:style-name="P63"/>
      <text:p text:style-name="P65">***</text:p>
      <text:p text:style-name="P75">&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7">— солнце. Моё солнце.</text:span><text:span text:style-name="T8">»</text:span></text:p>
      <text:p text:style-name="P12">Я остановилась перед дверью. Два фута брони отделяли меня от Эквестрии. Два фут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3">***</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Хренасе... Человеки рулят...» <text:span text:style-name="T15">—</text:span><text:span text:style-name="T16"> </text:span><text:span text:style-name="T7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74">d.notive — Talking Flight</text:span>&gt;</text:p>
      <text:p text:style-name="P63">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4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75"> </text:span><text:span text:style-name="T57">— чёрный экран. Он высасывает из </text:span>эгрегора Эквестрии (места, откуда берутся и куда уходят <text:span text:style-name="T1">всепони</text:span><text:span text:style-name="T8">, </text:span><text:span text:style-name="T57">в магических трактатах представляется сферой, состоящей из душ пони</text:span><text:span text:style-name="T8">) пони. </text:span>Куда ведёт чёрный экран? Необходимы дальнейшие исследования с увеличенной мощностью заклинания.</text:p>
      <text:p text:style-name="P63"/>
      <text:p text:style-name="P65">***</text:p>
      <text:p text:style-name="P63"/>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56">***</text:p>
      <text:p text:style-name="P54"/>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67">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text:soft-page-break/>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Тия?</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text:soft-page-break/>–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5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text:p>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text:span></text:p>
      <text:p text:style-name="P54">Закрыв дверь, я отправился в город.</text:p>
      <text:p text:style-name="P54">…</text:p>
      <text:p text:style-name="P54">–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4"> </text:span><text:span text:style-name="T40">Мощнее ускорителя только магия драконов, аликорнов и Элементов Гармонии. Если бы я была...</text:span><text:span text:style-name="T11"> </text:span>Аа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1">–</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4">—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40">.</text:span></text:p>
      <text:p text:style-name="P54">…</text:p>
      <text:p text:style-name="P54">Вырвавшись от всезнайки на свежий воздух, я направился в центр. Пробежавшись взглядом по заголовкам вчерашних газет, сплюнул в сердцах.</text:p>
      <text:p text:style-name="P54">«<text:span text:style-name="T36">Чужестранец-человек разбил сердце нашей обожаемой Селестии! Двор в отчаянии </text:span><text:span text:style-name="T15">—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1">– </text:span>Привет, Эй-Джей! У тебя проблемы?</text:p>
      <text:p text:style-name="P54"><text:span text:style-name="T11">– </text:span>Привет, сахарок. <text:span text:style-name="T11">– </text:span>озабоченно поприветствовала меня пони. <text:span text:style-name="T11">–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1">– </text:span>А ты, Большой Мак,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1">–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1">– </text:span>Хошь сказать, ты в Кантерлоте у Селестии под крылышком телеги чинил? Или Рэр сбрехала?</text:p>
      <text:p text:style-name="P54">Я мысленно ругнулся на языкатую единорожку и молча достал пенал с инструментами.</text:p>
      <text:p text:style-name="P54">…</text:p>
      <text:p text:style-name="P54">Собрав инструмент, я потолкал тележку назад-вперёд.</text:p>
      <text:p text:style-name="P54"><text:span text:style-name="T11">– Г</text:span>отово. Принимай работу, хозяйка!</text:p>
      <text:p text:style-name="P54">Эпплджек стиснула меня в сокрушающих объятиях.</text:p>
      <text:p text:style-name="P54"><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1">–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1">–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1">– </text:span>Бери, сахарок. Для тебя <text:span text:style-name="T11">— </text:span>самые <text:span text:style-name="T11">о</text:span>тборные. И помни: в Яблочной Алле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5">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5">объявляла вывеска.</text:span></text:p>
      <text:p text:style-name="P54">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1">– </text:span>Свободно? <text:span text:style-name="T11">– </text:span>спросил я у единственной пони, сидящей за столиком.</text:p>
      <text:p text:style-name="P54"><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4"><text:span text:style-name="T11">– <text:s/></text:span>Пирог с грибами, яишницу и чизкейк<text:span text:style-name="T11"> – </text:span>сообщил я подошедшей официантке.</text:p>
      <text:p text:style-name="P54"><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4"><text:span text:style-name="T11">–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1">– </text:span>Вы, наверное, ждёте кого-то?</text:p>
      <text:p text:style-name="P57"><text:span text:style-name="T11">– </text:span>Неа.</text:p>
      <text:p text:style-name="P57"><text:span text:style-name="T11">– </text:span>Просто обедаете?</text:p>
      <text:p text:style-name="P57"><text:span text:style-name="T11">– </text:span>Неа.</text:p>
      <text:p text:style-name="P57"><text:span text:style-name="T11">– </text:span>Просто сидите и мрачно смотрите на меня?</text:p>
      <text:p text:style-name="P57"><text:span text:style-name="T11">– </text:span>Неа.</text:p>
      <text:p text:style-name="P57">Хм, а эта пони не из разговорчивых. Ну ладно.</text:p>
      <text:p text:style-name="P57"><text:span text:style-name="T11">– </text:span>А что же вы делаете?</text:p>
      <text:p text:style-name="P57"><text:span text:style-name="T11">– </text:span>Веселюсь. <text:span text:style-name="T11">– </text:span>мрачно заявила пони.</text:p>
      <text:p text:style-name="P57"><text:span text:style-name="T11">–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oft-page-break/><text:span text:style-name="T11">– </text:span>Привет, Макс!</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1">– </text:span>Мы с вами раньше встречались?</text:p>
      <text:p text:style-name="P57"><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1">– </text:span>Оставь, Салвер.<text:span text:style-name="T11"> </text:span>Ему за счёт заведения.</text:p>
      <text:p text:style-name="P54"><text:span text:style-name="T11">– </text:span>Ясно, мисс Пинки. <text:span text:style-name="T11">– </text:span>официантка кивнула и ушла.</text:p>
      <text:p text:style-name="P54"><text:span text:style-name="T11">– Ч</text:span>его-о-о?<text:span text:style-name="T11"> </text:span>Так это твой бар?</text:p>
      <text:p text:style-name="P54"><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4"><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1">– </text:span>У меня есть идея получше. <text:span text:style-name="T11">– </text:span>на свет показалась фляга Большого Макинтоша.</text:p>
      <text:p text:style-name="P54"><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1">– </text:span>Починил телегу. Только молчок про самогон, раз уж ты в курсе. <text:span text:style-name="T11">– </text:span>я разлил сидр по чашкам.</text:p>
      <text:p text:style-name="P54"><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11">–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pan text:style-name="T11">– У </text:span>тебя такая смешная мордочка! <text:span text:style-name="T11">– </text:span>захихикали Пинки, покачиваясь. <text:span text:style-name="T11">– </text:span>Как будто ты <text:span text:style-name="T75">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1">– </text:span>Эммм... Скажи-ка мне, мой друг П-п-пинки... Легенда про фаэри <text:span text:style-name="T16">— </text:span><text:span text:style-name="T75">эт правда?</text:span></text:p>
      <text:p text:style-name="P54"><text:soft-page-break/><text:span text:style-name="T16">– </text:span><text:span text:style-name="T75">Какая из? Их много, вообще-то. Ик!</text:span></text:p>
      <text:p text:style-name="P54"><text:span text:style-name="T16">– </text:span><text:span text:style-name="T75">Про принцесс. Про то, что они фаэри, спустившиеся с неба во плоти, чтоб помогать пони управлять Эквестрией?</text:span></text:p>
      <text:p text:style-name="P54"><text:span text:style-name="T16">– </text:span><text:span text:style-name="T75">Макс, </text:span><text:span text:style-name="T16">– </text:span><text:span text:style-name="T75">захихикала Пинки, взъерошив копытами розовые кудряшки и попытавшись соорудить из них бороду, </text:span><text:span text:style-name="T16">– </text:span><text:span text:style-name="T7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4"><text:span text:style-name="T16">– </text:span><text:span text:style-name="T75">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6">– </text:span><text:span text:style-name="T75">Ты что-о-о! Нельзя любить фаэри! Она похитит твоё сердце, и ты будешь искать её, пока не... </text:span><text:span text:style-name="T16">– </text:span><text:span text:style-name="T75">Пинки погрузилась в так и не съеденный салат «по-Кантерлотски» и захрапела.</text:span></text:p>
      <text:p text:style-name="P54"><text:span text:style-name="T16">– </text:span><text:span text:style-name="T75">Пока не умру?</text:span></text:p>
      <text:p text:style-name="P54"><text:span text:style-name="T16">– </text:span><text:span text:style-name="T75">Нет, глупенький, </text:span><text:span text:style-name="T16">– </text:span><text:span text:style-name="T75">пробулькала Пинки из миски. </text:span><text:span text:style-name="T16">– </text:span><text:span text:style-name="T75">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8"><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8"><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8"><text:span text:style-name="T11">– </text:span>У нас?</text:p>
      <text:p text:style-name="P58">Пинки молча поддела меня носом и буквально закинула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1">– </text:span>Стооой! <text:span text:style-name="T11">– </text:span>заорал я. <text:span text:style-name="T11">– </text:span>Выпрыгивай из бочки!!!</text:p>
      <text:p text:style-name="P58">Кобылка-пилот улыбнулась и постукала копытцем по шлему, показывая, что не слышит меня.</text:p>
      <text:p text:style-name="P58"><text:span text:style-name="T11">– </text:span>Выпрыгивааа... <text:span text:style-name="T11">–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1">– </text:span>Смотри, вот те и ответ на вопрос, куда деваются пони!</text:p>
      <text:p text:style-name="P58"><text:span text:style-name="T11">– </text:span>Где? <text:span text:style-name="T11">– </text:span>единорожка начала оглядываться.</text:p>
      <text:p text:style-name="P58"><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8"><text:span text:style-name="T11">– </text:span>И что? Я всё равно не пойму, куда пони деваются? И куда пропала Скуталу?</text:p>
      <text:p text:style-name="P58"><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4"/>
      <text:p text:style-name="P66">Приветствую тебя, мой маленький человек!</text:p>
      <text:p text:style-name="P6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1">—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1">— </text:span>ключ к разгадке тайны исчезновения пони.</text:p>
      <text:p text:style-name="P66"><text:span text:style-name="T11">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1">P.S. Н</text:span>е гневите мироздание воровством! <text:span text:style-name="T36">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6"/>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text:span></text:p>
      <text:p text:style-name="P63"/>
      <text:h text:style-name="Heading_20_2" text:outline-level="2">13. Мэйнхэттен</text:h>
      <text:p text:style-name="P63"/>
      <text:p text:style-name="P58"><text:span text:style-name="T11">–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1">– </text:span>Не отсылается. Глюк какой-то.</text:p>
      <text:p text:style-name="P5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8"><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8"><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60">***</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1">– </text:span>Это неправильно! <text:span text:style-name="T11">– </text:span>заявила Рэйнбоу Дэш, отвернувшись от окна.</text:p>
      <text:p text:style-name="P58"><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8"><text:span text:style-name="T11">– </text:span>Да я не про то! <text:span text:style-name="T11">– </text:span>отмахнулась пегаска. <text:span text:style-name="T11">– </text:span>Посмотри на поле.</text:p>
      <text:p text:style-name="P58"><text:span text:style-name="T11">– </text:span>И что? Поле как поле.</text:p>
      <text:p text:style-name="P58"><text:span text:style-name="T11">– </text:span>Оно не убрано. <text:span text:style-name="T11">– </text:span>мрачно ответила Дэш. <text:span text:style-name="T11">– </text:span>Ужас, сколько кукурузы пропадает!</text:p>
      <text:p text:style-name="P58">Я присмотрелся получше и указал пегаске на очередной городок, проносящийся за окном.</text:p>
      <text:p text:style-name="P58"><text:span text:style-name="T11">– </text:span>У самого посёлка поля убраны. Наверняка дойдёт дело и до остальных.</text:p>
      <text:p text:style-name="P58"><text:span text:style-name="T11">– </text:span>Не дойдёт. <text:span text:style-name="T11">– </text:span>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1">– </text:span>Спасибо, но от пинкиных плюшек у меня фланки округляются.</text:p>
      <text:p text:style-name="P58"><text:span text:style-name="T11">– </text:span>Да ладно тебе! От одной не округлятся.</text:p>
      <text:p text:style-name="P58"><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1"> </text:span>Как будто…</text:p>
      <text:p text:style-name="P58"><text:span text:style-name="T11">–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1">–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soft-page-break/>…</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1">– </text:span>Что за…?</text:p>
      <text:p text:style-name="P10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1">– </text:span>Леди и джентльпони! Просьба не паниковать! Поезд дальше не идёт: впереди провал! <text:span text:style-name="T11">– </text:span>крикнул проводник.</text:p>
      <text:p text:style-name="P58"><text:span text:style-name="T11">– </text:span>Какой ещё, в дышло, провал? Я проезжал тут два дня назад!</text:p>
      <text:p text:style-name="P58"><text:span text:style-name="T11">– </text:span>Безобразие! Верните мне деньги за билет!</text:p>
      <text:p text:style-name="P58"><text:span text:style-name="T11">– </text:span>Как вы смеете! Я опоздаю в порт! <text:s/><text:span text:style-name="T11">–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1">– </text:span>Дэш, нам надо на ту сторону.</text:p>
      <text:p text:style-name="P58"><text:span text:style-name="T11">– </text:span>Нет проблем. Я могу тебя перенести.</text:p>
      <text:p text:style-name="P58">Я с сомнением посмотрел на пегаску. Дэш в холке была мне по пояс.</text:p>
      <text:p text:style-name="P58"><text:span text:style-name="T11">– </text:span>Ты точно в этом уверена?</text:p>
      <text:p text:style-name="P5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8">Мля.</text:p>
      <text:p text:style-name="P58"><text:soft-page-break/><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1">– </text:span>Я чувствую, что только что упустил отличную возможность отлить на вселенную!</text:p>
      <text:p text:style-name="P58"/>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61">Принцесса Селестия Эквестрийская» </text:span><text:span text:style-name="T56">– </text:span><text:span text:style-name="T60">прочитал охранник, близоруко щурясь.</text:span></text:p>
      <text:p text:style-name="P58"><text:span text:style-name="T11">– </text:span>Удостоверение личности предъявлять? <text:span text:style-name="T11">– </text:span>осведомился я.</text:p>
      <text:p text:style-name="P58"><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1">– </text:span>Нет, ты видела? Он мне чуть ногу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8">Дэш, ни слова не говоря, прислонила ухо к двери.</text:p>
      <text:p text:style-name="P58"><text:span text:style-name="T11">– </text:span>Будешь смеяться, но именно этим он и занят. Вызывает полицию по телефону. <text:span text:style-name="T11">– </text:span>сообщила пегаска.</text:p>
      <text:p text:style-name="P58"><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1">– </text:span>Сколько у нас времени?</text:p>
      <text:p text:style-name="P58">Дэш почесала в затылке.</text:p>
      <text:p text:style-name="P58"><text:span text:style-name="T11">–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1">–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1">– </text:span>Тогда давай сначала обыщем контору. Если уж полиция всё равно едет сюда, так пусть у них хотя бы будет повод!</text:p>
      <text:p text:style-name="P58"/>
      <text:p text:style-name="P60">***</text:p>
      <text:p text:style-name="P58"/>
      <text:p text:style-name="P58"><text:soft-page-break/>Разумеется, полиция приехала, как только мы обнаружили эти чёртовы резонаторы — иначе ж и быть не могло!</text:p>
      <text:p text:style-name="P58">…</text:p>
      <text:p text:style-name="P58">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span text:style-name="T11">&lt;</text:span>Т<text:span text:style-name="T27">вайлайт в Понивилле, услышав про портативный ускоритель, захочет его получить. Макс смутится</text:span><text:span text:style-name="T11">&gt;</text:span></text:p>
      <text:p text:style-name="P58">Снаружи послышался вой сирены и цокот множества копыт.</text:p>
      <text:p text:style-name="P58"><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1">– </text:span>Это твои двадцать минут? <text:span text:style-name="T11">– </text:span>возмутился я. <text:span text:style-name="T11">– </text:span>Да ещё и десяти не прошло!</text:p>
      <text:p text:style-name="P58">Дэш вымучено скривилась.</text:p>
      <text:p text:style-name="P58"><text:span text:style-name="T11">– </text:span>Человек Макс, здание окружено! Мы знаем, что ты внутри! Выходи добровольно, или будешь взят силой!</text:p>
      <text:p text:style-name="P58">Я разбил топором стеклянные дверцы прибора и вытащил рубины.</text:p>
      <text:p text:style-name="P58"><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1">– </text:span>Ну уж фигушки. Я тебя тут не оставлю.</text:p>
      <text:p text:style-name="P58"><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1">– </text:span>Ты не понимаешь! <text:span text:style-name="T11">– </text:span>упрямо мотнула головой пегаска. <text:span text:style-name="T11">–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11">– </text:span>Быстро за мной! <text:span text:style-name="T11">–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1">– Ю-</text:span>хууу<text:span text:style-name="T11">!!!</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1">–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8"><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1">– </text:span>Макс, подвинься!</text:p>
      <text:p text:style-name="P58">Пегаска оттеснила меня крупом и повернулась к двери задом.</text:p>
      <text:p text:style-name="P58"><text:span text:style-name="T11">–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1">– </text:span>Ты чего на меня так уставился? <text:span text:style-name="T11">– </text:span>подозрительно спросила пегаска.</text:p>
      <text:p text:style-name="P58"><text:span text:style-name="T11">– </text:span>Да так… Не ожидал, что ты такая…</text:p>
      <text:p text:style-name="P58"><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1">– </text:span>Ты! Не! По! Нял! Те! Бе! Не! Льзя! Тут! Ос! Та! ВАТЬСЯ!!! <text:span text:style-name="T11">–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11">– </text:span>Ты чего делаешь??!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8">Некоторое время было тихо. Потом хлопнули ставни и чей-то сонный голос недовольно пробормотал:</text:p>
      <text:p text:style-name="P58"><text:soft-page-break/><text:span text:style-name="T11">–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1">–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1">– </text:span>Так-так, посмотрим, что тут у нас. Ага. Гм. Это наверняка тот монстр-человек, о котором писали в газетах. Занятно.</text:p>
      <text:p text:style-name="P58">Я крутился в телекинетическом поле перед единорожкой как некий диковиный экспонат шоу уродцев.</text:p>
      <text:p text:style-name="P58"><text:span text:style-name="T11">– </text:span>А это у нас кто? Гмм. Пегаска. Вот так раз! Рэйнбоу Дэш! Какими судьбами?</text:p>
      <text:p text:style-name="P58"><text:span text:style-name="T11">– </text:span>ТРИКСИ! <text:span text:style-name="T11">– <text:s/></text:span>фейсхуфнула Дэш. <text:span text:style-name="T11">– </text:span>Во имя Селестии, ЧТО ты тут делаешь?!!</text:p>
      <text:p text:style-name="P58"><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8"><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8"><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1">– </text:span>Ей ведь нельзя рассказывать, да?</text:p>
      <text:p text:style-name="P58"><text:span text:style-name="T11">– </text:span>Нельзя. <text:span text:style-name="T11">– </text:span>подтвердил я. <text:span text:style-name="T11">–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1">– </text:span>ОГО!</text:p>
      <text:p text:style-name="P58">Единорожка аж уселась на крыльцо от удивления.</text:p>
      <text:p text:style-name="P58"><text:span text:style-name="T11">– </text:span>Представлем себе, ЧТО вы скрываете, если пегаска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oft-page-break/><text:span text:style-name="T11">–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1">– </text:span>Мы приняли решение не выдавать вас полиции в обмен на то, что вы расскажете нам о вашей секретной миссии!</text:p>
      <text:p text:style-name="P58"><text:span text:style-name="T11">– </text:span>Не пойдёт! <text:span text:style-name="T11">– </text:span>заявил я. <text:span text:style-name="T11">– </text:span>Я уже сказал, что это тайна. Мне добавить нечего.</text:p>
      <text:p text:style-name="P58"><text:span text:style-name="T11">– </text:span>Да неужели? <text:span text:style-name="T11">– </text:span>захлопала ресницами Трикси. <text:span text:style-name="T11">–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text:p>
      <text:p text:style-name="P51"/>
      <text:p text:style-name="P58"><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8"><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1">– </text:span>Стой! Что ты там сказала о Селестии?</text:p>
      <text:p text:style-name="P58">Трикси молча левитировала мне газеты с трюмо.</text:p>
      <text:p text:style-name="P58">Фак! Фак-фак-фак!!!</text:p>
      <text:p text:style-name="P58">«<text:span text:style-name="T36">Исчезновение дневной главы диархии: Эквестрия в панике!</text:span>» (статья двухдневной давности).</text:p>
      <text:p text:style-name="P58">«<text:span text:style-name="T3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8">«<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8">«<text:span text:style-name="T3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8"><text:soft-page-break/><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1">–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58">МУ-ХА-ХА!</text:p>
      <text:p text:style-name="P58"><text:soft-page-break/>Кажется, я знаю, как показать фак провидению! <text:span text:style-name="T11">Show must go on! &lt;</text:span><text:span text:style-name="T27">Макс задумал вместо Селестии использовать Элементы гармонии</text:span><text:span text:style-name="T11">&gt;</text:span></text:p>
      <text:p text:style-name="P58">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8">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Дорога в Понивилль</text:h>
      <text:p text:style-name="P141">&lt;<text:span text:style-name="T77">David Bowie - Lets Dance/ Ashes To Ashes</text:span></text:p>
      <text:p text:style-name="P141"><text:span text:style-name="T79">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text:soft-page-break/>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60">***</text:p>
      <text:p text:style-name="P58"/>
      <text:p text:style-name="P58">«<text:span text:style-name="T36">Добро пожаловать в Грум</text:span><text:span text:style-name="T37">м</text:span><text:span text:style-name="T36">ингтон! Вам здесь рады! Население города</text:span> <text:span text:style-name="T81">302 пони</text:span>. <text:span text:style-name="T80">250 пони</text:span>. <text:span text:style-name="T80">12</text:span><text:span text:style-name="T82">5</text:span><text:span text:style-name="T80"> поней</text:span>. 54 паня.»</text:p>
      <text:p text:style-name="P59">Фургон стоял <text:span text:style-name="T83">на обочине </text:span>рядом с приветственной табличкой. <text:span text:style-name="T83">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pan><text:soft-page-break/><text:span text:style-name="T83">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span></text:p>
      <text:p text:style-name="P61">Я вернулся за столик у окна и продолжил писать письмо.</text:p>
      <text:p text:style-name="P62">«<text:span text:style-name="T20">...чувствую себя </text:span><text:span text:style-name="T21">по-</text:span><text:span text:style-name="T20">идиотски. Я, здоровый откормленный лоб, должен сидеть в фургоне со всеми (ну, почти со всеми) удобствами, в то время как </text:span><text:span text:style-name="T22">Дэш</text:span><text:span text:style-name="T20"> надрывается, волоча его в Понивилль. </text:span><text:span text:style-name="T23">Селли, случилось неслыханное: моя совесть вынырнула из пожизненной спячки и надавала по щщам моему чувству цинизма! Я хочу дать сам себе по морде!</text:span><text:span text:style-name="T20"> </text:span><text:span text:style-name="T23">Мне стыдно смотреть в глаза Дэш, чёрт бы меня побрал! Только ради тебя, Селли! Ну, и ради Эквестрии, хотя это грёбаная абстракция.</text:span></text:p>
      <text:p text:style-name="P139">Дела тут идут неважнецки, <text:span text:style-name="T85">если не сказать соввсем паршиво</text:span>. Мы уже <text:span text:style-name="T87">проехали</text:span> три посёлка, и не встретили ни души. <text:span text:style-name="T87">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text:span></text:p>
      <text:p text:style-name="P139"><text:span text:style-name="T87">Дэш совсем приуныла. Тут от тоски уже даже патрульным пегасам в небе рад будешь. </text:span>Хорошо, хоть в Груммингтоне кто-то живёт: у нас <text:span text:style-name="T86">с </text:span>продукт<text:span text:style-name="T86">ами стало совсем напряжно. </text:span><text:s/><text:span text:style-name="T86">Дэш даже тайком от меня начала жевать траву, хоть и не переносит её.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span></text:p>
      <text:p text:style-name="P140">В общем, если Дэш не ошибается, завтра мы доберёмся до Аппалузы, а ещё через два-три дня будем в Понивилле. Если мой план выгорит, мы найдём тебя, где бы ты ни была. И если мне при этом повезёт, я самолично уничтожу этот клочок бумаги. <text:span text:style-name="T88">Если же нет — вам понадобится новый Макс (бу-га-га!)</text:span>.</text:p>
      <text:p text:style-name="P147">Всё же <text:span text:style-name="T10">остаюсь оптимистом и надеюсь</text:span>, что мы увидимся. Должен ведь я тебе сказать, что уже не злюсь на тебя. <text:span text:style-name="T10">И </text:span><text:span text:style-name="T50">— </text:span><text:span text:style-name="T51">да, с тебя бутылка! </text:span><text:span text:style-name="T52">Из-за твоей забывчивости нам с Дэш пришлось пилить через полЭквестрии за резонаторами.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P146"><text:span text:style-name="T49">Крепко о</text:span><text:span text:style-name="T48">бнимаю, чешу холку, </text:span><text:span text:style-name="T49">твой Макс. </text:span><text:span text:style-name="T20">Дружба </text:span><text:span text:style-name="T45">—</text:span><text:span text:style-name="T25"> </text:span><text:span text:style-name="T4">э</text:span><text:span text:style-name="T25">то магия!</text:span><text:span text:style-name="T69">»</text:span></text:p>
      <text:p text:style-name="P137"/>
      <text:p text:style-name="P138">Входная дверь растворилась, в проём<text:span text:style-name="T93">е</text:span> показалась Дэш. <text:span text:style-name="T94">Она молча прошла к </text:span></text:p>
      <text:p text:style-name="P138"/>
      <text:p text:style-name="P138"/>
      <text:p text:style-name="P52">&lt;<text:span text:style-name="T28">надписи на табличке (уже под табличкой) обновляет кобылка-жеребёнок — она самая разумная в городе</text:span>&gt;</text:p>
      <text:p text:style-name="P58"/>
      <text:p text:style-name="P51">&lt;<text:span text:style-name="T28">Дэш покупает в Аппалузе еду и газеты. По всему городу развешаны объявления о розыске Макса. Повсюду провалы. За Аппалузой Макс и Дэш встречают посёлок, в котором пони стали неразумными лошадка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8">-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8">-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text:span text:style-name="T84">И Твайлайт ошибалась — нифига оно не поможет. Пони как исчезали, так и будут исчезать, пока не пропадут все до единого!</text:span></text:p>
      <text:p text:style-name="P58">Дэш помчалась в лес не разбирая дороги.</text:p>
      <text:p text:style-name="P58"/>
      <text:p text:style-name="P51"><text:soft-page-break/>&lt;<text:span text:style-name="T28">Она скажет, что её нужны обнимашки для восстановления духа, хотя на самом деле она хочет развить отношения с Максом в духе ксенофилии</text:span>&gt;</text:p>
      <text:p text:style-name="P58"/>
      <text:p text:style-name="P51">&lt;<text:span text:style-name="T28">Соседи злы на Эквестрию, потому что аликорны корректируют курс планеты так, чтобы самый хороший климат был именно над Эквестрией</text:span>&gt;</text:p>
      <text:p text:style-name="P58"/>
      <text:p text:style-name="P109"><text:span text:style-name="T11"><text:s/>&lt;</text:span><text:span text:style-name="T32"> - </text:span><text:span text:style-name="T27">Я не могу быть вашим спасителем! Я намного хуже и испорченнее вас!</text:span><text:span text:style-name="T11">&gt;</text:span></text:p>
      <text:p text:style-name="P58"/>
      <text:p text:style-name="P51">&lt;<text:span text:style-name="T28">Главы с Максом и Дэш — в стиле «Криминального чтива»</text:span>&gt;</text:p>
      <text:p text:style-name="P58"/>
      <text:p text:style-name="P51">&lt;<text:span text:style-name="T27"> - </text:span><text:span text:style-name="T28">Но ты сгоришь! Я не готова без помощи Селестии провести эксперимент на тебе!</text:span></text:p>
      <text:p text:style-name="P39">Я устало закрыл глаза.</text:p>
      <text:p text:style-name="P51"><text:span text:style-name="T27">- </text:span><text:span text:style-name="T28">Плевать! </text:span><text:span text:style-name="T27">Show must go on! </text:span><text:span text:style-name="T28">Проводи по-любому. Буду надеяться на твоё мастерство</text:span>&gt;</text:p>
      <text:p text:style-name="P51"/>
      <text:p text:style-name="P51">&lt;<text:span text:style-name="T28">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56">&lt;</text:span><text:span text:style-name="T4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8">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text:soft-page-break/>-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2"> </text:span><text:span text:style-name="T68">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8">В Понивилле</text:span><text:span text:style-name="T27"> — эксперимент с Воплощением Индрэ на </text:span><text:span text:style-name="T28">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7">. </text:span><text:span text:style-name="T28">Макс видит дерево реальностей Эквестрии и в своём сне-прошлом в</text:span><text:span text:style-name="T27">идит Селестию в очереди на вылет - </text:span><text:span text:style-name="T28">и в</text:span><text:span text:style-name="T27">идит, куда ведёт чёрный экран </text:span><text:span text:style-name="T28">(в мир людей)</text:span><text:span text:style-name="T27">. </text:span><text:span text:style-name="T28">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7">).</text:span><text:span text:style-name="T30">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text:soft-page-break/></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4">- Нет. Но что я, по-твоему, делал за тысячи лет заточения в статуе? Да я столько магии накопил, что могу вывернуть это мирок пару раз наизнанку!</text:p>
      <text:p text:style-name="P54">- Но тогда ты мог бы захватить власть в Эквестрии?</text:p>
      <text:p text:style-name="P54">-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4">&lt;</text:span><text:span text:style-name="T5">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8">- В законе не указана конкретный соправитель Диархии!</text:span>&gt;</text:p>
      <text:p text:style-name="P47"/>
      <text:p text:style-name="P47">&lt;<text:span text:style-name="T28">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4"/>
      <text:p text:style-name="P54"/>
      <text:p text:style-name="P54"/>
      <text:p text:style-name="P2"><text:span text:style-name="T11">–</text:span> Заклинания Свирла Бородатого обычно срабатывают без ошибок.</text:p>
      <text:p text:style-name="P2"><text:span text:style-name="T11">–</text:span> Если их правильно вызывают, <text:span text:style-name="T11">–</text:span> пробурчал возвратившийся Спайк, укладываясь в корзинку.</text:p>
      <text:p text:style-name="P2"><text:soft-page-break/><text:span text:style-name="T11">–</text:span> Что он имел ввиду?</text:p>
      <text:p text:style-name="P2"><text:span text:style-name="T11">–</text:span> Нууу, - Твайлайт смутилась, <text:span text:style-name="T11">–</text:span> заклинание сработало со второй попытки. В первый раз, с <text:span text:style-name="T3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1">–</text:span> Единорожка опустила голову.</text:p>
      <text:p text:style-name="P2"/>
      <text:p text:style-name="P2"><text:span text:style-name="T11">&lt;</text:span><text:span text:style-name="T27">Селестия проснётся на Терре в облике кибермозга, т.к. в своём мире она на ступень выше пони (а кибермозг на Терре на ступень выше людей)</text:span><text:span text:style-name="T11">&gt;</text:span></text:p>
      <text:p text:style-name="P15"/>
      <text:p text:style-name="P2"><text:span text:style-name="T11">–</text:span> Да, печально получилось <text:span text:style-name="T11">&lt;</text:span><text:span text:style-name="T28">и всего-то</text:span><text:span text:style-name="T1">?</text:span><text:span text:style-name="T11">&gt;</text:span>. Но вернёмся к заклинанию. Во второй раз вы вызвали его правильно <text:span text:style-name="T11">—</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1">–</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1">–</text:span> Нет, она мне ничего не говорила. Но, видишь ли, ваше королевство и вы сами описаны в моём мире в детском сериале.</text:p>
      <text:p text:style-name="P2"><text:span text:style-name="T11">–</text:span> Мы? Описаны? <text:span text:style-name="T11">–</text:span> Твайлайт от удивления открыла рот. <text:span text:style-name="T11">–</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1">–</text:span> Вряд ли кто-то из людей побывал здесь до меня. До вас ведь никто не вызывал это заклинание Свирла?</text:p>
      <text:p text:style-name="P2"><text:span text:style-name="T11">–</text:span> Нет. Собрание столь сильных магов запомнилось бы.</text:p>
      <text:p text:style-name="P2"><text:span text:style-name="T11">–</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1">–</text:span> Вам нравятся рассказы про Эквестрию? <text:span text:style-name="T11">–</text:span> Твайлайт улыбнулась.</text:p>
      <text:p text:style-name="P2"><text:span text:style-name="T11">–</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1">–</text:span> Брони?</text:p>
      <text:p text:style-name="P2"><text:span text:style-name="T11">–</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1">–</text:span> Ого! У нас есть поклонники! Интересно было бы поговорить об этом с твоим другом.</text:p>
      <text:p text:style-name="P2"><text:span text:style-name="T11">–</text:span> Его нет. Он погиб полгода назад.</text:p>
      <text:p text:style-name="P2"><text:soft-page-break/><text:span text:style-name="T11">–</text:span> О, мои соболезнования! <text:span text:style-name="T11">–</text:span> Твайлайт подошла ко мне и положила переднюю ногу мне на плечо (когда я сидел, она вполне могла достать до него). <text:span text:style-name="T11">–</text:span> Друзей терять очень тяжко.</text:p>
      <text:p text:style-name="P2"><text:span text:style-name="T11">–</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1">–</text:span> Подумать только! <text:span text:style-name="T11">–</text:span> бормотала она про себя, <text:span text:style-name="T1">—</text:span> мы и наша страна описана в жеребячьих книжках в другом мире!</text:p>
      <text:p text:style-name="P54"/>
      <text:p text:style-name="P54"/>
      <text:p text:style-name="P54"/>
      <text:p text:style-name="P54"/>
      <text:p text:style-name="P54"/>
      <text:p text:style-name="P2">Я помолчал, собираясь с мыслями. Мысли собирались туго, но самое тупое решение мне пришло в голову ещё в Кантерлоте.</text:p>
      <text:p text:style-name="P2"><text:span text:style-name="T11">–</text:span> Я помню, ваша магия Элементов Гармонии обладает большой силой.</text:p>
      <text:p text:style-name="P2"><text:span text:style-name="T11">–</text:span> Да. <text:span text:style-name="T11">–</text:span> <text:span text:style-name="T1">к</text:span>ивнула Твайлайт. <text:span text:style-name="T11">–</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1">–</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1">–</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1">–</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1">–</text:span> Для восстановления гармонии, говришь, <text:span text:style-name="T11">–</text:span> я почесал затылок.</text:p>
      <text:p text:style-name="P2"><text:span text:style-name="T11">–</text:span> Ну да, это так. Большие возмущения гармонии можно исправить только с помощью… Ой!..</text:p>
      <text:p text:style-name="P2"><text:span text:style-name="T11">–</text:span> Угу, вот именно. Сейчас имеем “большое возмущение гармонии”.</text:p>
      <text:p text:style-name="P2">Твайлайт прижала копыта к вискам.</text:p>
      <text:p text:style-name="P15"/>
      <text:p text:style-name="P2"><text:span text:style-name="T11">–</text:span> Ты не понимаешь… Я сейчас расскажу.</text:p>
      <text:p text:style-name="P2"/>
      <text:p text:style-name="P2"/>
      <text:p text:style-name="P2"/>
      <text:p text:style-name="P2"><text:span text:style-name="T11">–</text:span> Найтмэр Мун и Дискорд не разорвались и не сгорели.</text:p>
      <text:p text:style-name="P2"><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text:soft-page-break/>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1">&lt;</text:span><text:span text:style-name="T2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1">&gt;</text:span></text:p>
      <text:p text:style-name="P1"><text:span text:style-name="T11">&lt;</text:span><text:span text:style-name="T35">В разговоре в Кантерлоте с Луной после исчезновения Селестии Макс узнаёт, что она (Селестия) холодна к сексу.</text:span><text:span text:style-name="T11">&gt;</text:span></text:p>
      <text:p text:style-name="P1"/>
      <text:p text:style-name="P1">&lt;<text:span text:style-name="T3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4"/>
      <text:h text:style-name="P15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1">&lt;</text:span><text:span text:style-name="T27">Влад рассказывает Максу о своём сне </text:span><text:span text:style-name="T32">—</text:span><text:span text:style-name="T27"> как он был поняхой, а потом проснулся в мире Терры</text:span><text:span text:style-name="T11">&gt;</text:span></text:p>
      <text:p text:style-name="P2"/>
      <text:p text:style-name="P2"/>
      <text:p text:style-name="P4">***</text:p>
      <text:p text:style-name="P15"/>
      <text:p text:style-name="P14"/>
      <text:p text:style-name="P15"><text:span text:style-name="T62">&lt;</text:span><text:span text:style-name="T31">самолёт в эквестрию проваливается во время </text:span><text:span text:style-name="T2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9">&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5">&lt;<text:span text:style-name="T2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5"/>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32"><text:span text:style-name="T11">&lt;Селестия </text:span>хочет любым способом (34) расположить к себе Макса, чтоб получить союзника в борьбе за спасение Эквестрии<text:span text:style-name="T11">&gt;</text:span></text:p>
      <text:p text:style-name="P2"/>
      <text:p text:style-name="P2"><text:span text:style-name="T11">–</text:span> А дальше всё было хуже, намного хуже...</text:p>
      <text:p text:style-name="P2"/>
      <text:p text:style-name="P1"/>
      <text:p text:style-name="P2"/>
      <text:p text:style-name="P4">***</text:p>
      <text:p text:style-name="P15"/>
      <text:p text:style-name="P2"><text:span text:style-name="T11">&lt;Луна - </text:span><text:span text:style-name="T2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5"/>
      <text:h text:style-name="P153" text:outline-level="2"><text:soft-page-break/>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26">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28">Добавить кокатрикса, мантикору и древесных волков. Тентаклианы переименовать в пландерсиды</text:span><text:span text:style-name="T11">&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1">&lt;</text:span><text:span text:style-name="T27">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oft-page-break/><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27">???</text:span><text:span text:style-name="T11">&gt;</text:span></text:p>
      <text:p text:style-name="P2">Луна обошла Кимеринна. </text:p>
      <text:p text:style-name="P2"><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pan text:style-name="T11">–</text:span> Луна, мой дорогой. Для тебя <text:span text:style-name="T11">—</text:span> Луна…</text:p>
      <text:p text:style-name="P2">...</text:p>
      <text:p text:style-name="P2"/>
      <text:h text:style-name="P153" text:outline-level="2">Рейд пони-рэйнджеров-2 (<text:span text:style-name="T2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27">гидрорысью</text:span><text:span text:style-name="T11">&gt;</text:span> и нападением <text:span text:style-name="T11">&lt;</text:span><text:span text:style-name="T27">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27">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1">–</text:span> Вы ведь в неопасное место идёте, да?</text:p>
      <text:p text:style-name="P2"><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11">&lt;</text:span><text:span text:style-name="T2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2"><text:span text:style-name="T11">&lt;</text:span><text:span text:style-name="T2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2"/>
      <text:p text:style-name="P2"/>
      <text:p text:style-name="P2"/>
      <text:p text:style-name="P2"><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4"/>
      <text:p text:style-name="P55">Она вытянула шею и начала по очереди сгибать-разгибать ноги, разминая суставы.</text:p>
      <text:p text:style-name="P55"><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3" text:outline-level="2">В библиотеке замка Селестии</text:h>
      <text:p text:style-name="P10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1">&lt;</text:span><text:span text:style-name="T27">название книги</text:span><text:span text:style-name="T11">&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1">&lt;</text:span><text:span text:style-name="T27">название библиотеки</text:span><text:span text:style-name="T11">&gt;</text:span>, пытаясь найти хоть какую-нибудь зацепку. Но всё тщётно.</text:p>
      <text:p text:style-name="P2">Если верить заклинанию, я <text:span text:style-name="T11">—</text:span> внешняя сила, и если меня хорошо попросить <text:span text:style-name="T11">&lt;</text:span><text:span text:style-name="T27">см. выше - ночь с Селестией</text:span><text:span text:style-name="T11">&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3" text:outline-level="2">Понивилль</text:h>
      <text:p text:style-name="P2"/>
      <text:h text:style-name="P15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7"/>
      <text:h text:style-name="P153" text:outline-level="2">Первый сеанс двойного сна. Рэрити</text:h>
      <text:p text:style-name="P2"/>
      <text:p text:style-name="P2"><text:span text:style-name="T11">&lt;</text:span><text:span text:style-name="T2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27">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3" text:outline-level="2">Сон Макса</text:h>
      <text:p text:style-name="P101"/>
      <text:p text:style-name="P2"><text:soft-page-break/><text:span text:style-name="T11">&lt;</text:span><text:span text:style-name="T2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2">–</text:span><text:span text:style-name="T27"> Готова, </text:span><text:span text:style-name="T32">–</text:span><text:span text:style-name="T27"> процедила о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pan text:style-name="T11">– </text:span>Да, Макс?</text:p>
      <text:p text:style-name="P2"><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1">–</text:span> Я первая предложила! <text:span text:style-name="T11">–</text:span> возмутилась Пинки.</text:p>
      <text:p text:style-name="P2"><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oft-page-break/><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pan text:style-name="T11">–</text:span> Ффух! Дай отдышаться.</text:p>
      <text:p text:style-name="P2"><text:span text:style-name="T11">–</text:span> Устал? <text:span text:style-name="T11">–</text:span> <text:span text:style-name="T1">у</text:span>частливо спросила Пинки.</text:p>
      <text:p text:style-name="P2"><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1">–</text:span> А у нас сидячая работа в порядке вещей.</text:p>
      <text:p text:style-name="P2"><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27">Рэйнбоу объясняет Максу, почему Пинки расплатилась за него </text:span><text:span text:style-name="T28">—</text:span><text:span text:style-name="T27"> и вспоминает, что когда-то уже объясняла нечто подобное (Леро)</text:span></text:p>
      <text:p text:style-name="P2"/>
      <text:h text:style-name="P15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1">–</text:span> Привет! Куда это ты собрался? <text:span text:style-name="T11">–</text:span> <text:span text:style-name="T1">п</text:span>розвучало из листвы, как только я взялся за ручку двери. С ветки на землю спланировала Рэйнбоу Дэш.</text:p>
      <text:p text:style-name="P2"><text:span text:style-name="T11">–</text:span> Она ещё спит. Вчера пересидела за книгами. Не стоит её будить. <text:span text:style-name="T11">–</text:span> пегаска <text:span text:style-name="T1">к</text:span>ивнула на дверь. <text:span text:style-name="T11">–</text:span> Ну, пошли?</text:p>
      <text:p text:style-name="P2"><text:span text:style-name="T11">–</text:span> Пошли, Рэйнбоу Дэш. А куда?</text:p>
      <text:p text:style-name="P2"><text:soft-page-break/><text:span text:style-name="T11">–</text:span> Слушай, зови меня Дэш. А то и мне придётся звать тебя полным именем, а я этого не выношу.</text:p>
      <text:p text:style-name="P2"><text:span text:style-name="T11">–</text:span> Договорились, Дэш. Так куда мы идём?</text:p>
      <text:p text:style-name="P2"><text:span text:style-name="T11">–</text:span> К <text:span text:style-name="T11">&lt;</text:span><text:span text:style-name="T27">водопаду</text:span><text:span text:style-name="T11">&gt;</text:span>. Там здоровски красивое место.</text:p>
      <text:p text:style-name="P2"><text:span text:style-name="T11">–</text:span> А я думал, ты хочешь показать мне Понивилль.</text:p>
      <text:p text:style-name="P2"><text:span text:style-name="T11">–</text:span> Да ладно, <text:span text:style-name="T11">–</text:span> засмеялась пегаска, скосив на меня смущёную мордочку, <text:span text:style-name="T11">–</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1">–</text:span> Макс, <text:span text:style-name="T11">–</text:span> нарушила молчание Дэш, <text:span text:style-name="T11">–</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1">–</text:span> Дежа вю? Ты об этом?</text:p>
      <text:p text:style-name="P2"><text:span text:style-name="T11">– </text:span>Что? Какое ещё дежавю?</text:p>
      <text:p text:style-name="P2"><text:span text:style-name="T11">–</text:span> Ложные воспоминания. Ты помнишь о чём-то, чего на самом деле никогда не было.</text:p>
      <text:p text:style-name="P2"><text:span text:style-name="T11">–</text:span> Хм. Может, и дежавю… Может… А если всё же было? Но ты не помнишь когда и как?</text:p>
      <text:p text:style-name="P2"><text:span text:style-name="T11">–</text:span> Дэш, не говори загадками. Если хочешь услышать внятный ответ, задавай внятный вопрос.</text:p>
      <text:p text:style-name="P2"><text:span text:style-name="T11">–</text:span> Не готова я… задать внятный вопрос. <text:span text:style-name="T11">–</text:span> <text:span text:style-name="T1">п</text:span>робормотала пегаска. <text:span text:style-name="T11">–</text:span> Нам туда.</text:p>
      <text:p text:style-name="P2">Дэш указала на тропку, уводящую от путей в молодой берёзово-кленовый лесок.</text:p>
      <text:p text:style-name="P2"><text:span text:style-name="T11">–</text:span> Ну-у-у, так мы до вечера не дойдём. <text:span text:style-name="T11">–</text:span> <text:span text:style-name="T1">н</text:span>едовольно заметила Дэш через пару минут. <text:span text:style-name="T11">–</text:span> Пробежимся?</text:p>
      <text:p text:style-name="P2"><text:span text:style-name="T11">–</text:span> Из меня бегун тот ещё. <text:s/>Я проплыть могу больше, чем пробежать.</text:p>
      <text:p text:style-name="P2"><text:span text:style-name="T11">–</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1">–</text:span> Всё, Дэш. Я больше не могу.</text:p>
      <text:p text:style-name="P2"><text:span text:style-name="T11">–</text:span> Ты шутишь? Мы и полмили не пробежали.</text:p>
      <text:p text:style-name="P2"><text:span text:style-name="T11">–</text:span> Понимаешь, бег <text:span text:style-name="T1">—</text:span> не моя сильная сторона. Никогда не умел долго бегать.</text:p>
      <text:p text:style-name="P2"><text:span text:style-name="T11">–</text:span> Как же ты жил тогда? <text:span text:style-name="T11">–</text:span> недоумённо уставилась на меня пегаска. <text:span text:style-name="T11">– </text:span><text:span text:style-name="T1">Летать-то ты тоже не умеешь?</text:span></text:p>
      <text:p text:style-name="P2"><text:span text:style-name="T11">–</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1">–</text:span> Ничего себе “скорее исключение, чем правило”, <text:span text:style-name="T11">–</text:span> удивлённо повторила Дэш. <text:span text:style-name="T11">–</text:span> Да у нас это такое же исключение, как нелетающий пегас! Какое уж там “правило”! Дискорд, что же нам делать? Так мы не успеем…</text:p>
      <text:p text:style-name="P2"><text:span text:style-name="T11">–</text:span> Мы можем вернуться. А это место ты покажешь мне в другой раз. Выберемся туда в двухдневный поход.</text:p>
      <text:p text:style-name="P2"><text:soft-page-break/><text:span text:style-name="T11">–</text:span> Нет уж! Никаких “вернуться”. Если вернёмся, то никогда уже там не побываем. <text:span text:style-name="T11">–</text:span> <text:span text:style-name="T1">с</text:span>ерьёзно заявила Дэш. <text:span text:style-name="T11">–</text:span> Уж поверь мне. Вот что. У тебя передние лапы <text:span text:style-name="T1">—</text:span> те, которые с пальцами, <text:span text:style-name="T1">—</text:span> сильные?</text:p>
      <text:p text:style-name="P2"><text:span text:style-name="T11">&lt;</text:span><text:span text:style-name="T27">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text:span text:style-name="T11">–</text:span> Сможешь меня удержать?</text:p>
      <text:p text:style-name="P2"><text:span text:style-name="T11">–</text:span> Ты про руки, что ли? Смогу. А зачем?</text:p>
      <text:p text:style-name="P2"><text:span text:style-name="T11">–</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1">–</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1">–</text:span> <text:span text:style-name="T1">н</text:span>ачала оправдываться Дэш.</text:p>
      <text:p text:style-name="P2"><text:span text:style-name="T11">–</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1">–</text:span> Ну да, не сообразила сразу насчёт баланса, <text:span text:style-name="T11">–</text:span> рассмеялась пегаска, вставая на ноги. <text:span text:style-name="T11">–</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1">–</text:span> Ю-у-у-у-ху-у-у-у!!! <text:span text:style-name="T11">–</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1">&lt;</text:span><text:span text:style-name="T27">Дэш расплачивается за Макса в кафе. Когда тот спрашивает, почему она и Пинки платят за него, Дэш, вместо ответа, говорит:</text:span></text:p>
      <text:p text:style-name="P2"><text:span text:style-name="T32">–</text:span><text:span text:style-name="T27"> Пинки? </text:span><text:span text:style-name="T32">–</text:span><text:span text:style-name="T27"> Дэш сморщила нос. </text:span><text:span text:style-name="T32">–</text:span><text:span text:style-name="T27"> Я скажу ей, чтоб больше не </text:span><text:span text:style-name="T32">платила.</text:span><text:span text:style-name="T11">&gt;</text:span></text:p>
      <text:p text:style-name="P2"><text:span text:style-name="T11">Хотя</text:span> за то немногое время, что мы провели вместе, я понял, что ожидать от голубой пегаски предсказуемости <text:span text:style-name="T11">–</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1">—</text:span> скажем, 35 <text:span text:style-name="T11">– </text:span>40 метров (на 50 я без дыхательной подготовки давно не замахиваюсь, а о 75-ти уже даже и не вспоминаю), но в такой воде <text:span text:style-name="T11">–</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oft-page-break/><text:span text:style-name="T11">–</text:span> Ф-р-р-р. Тьфу! Бр-р-р.</text:p>
      <text:p text:style-name="P2">Дэш выплюнула меня на берег и сама упала рядом.</text:p>
      <text:p text:style-name="P2"><text:span text:style-name="T11">–</text:span> Что ж? Ты? Не? Сказал? Что? <text:s/>Не? Умеешь? Плавать? <text:span text:style-name="T11">–</text:span> <text:span text:style-name="T1">в</text:span> промежутках между вздохами процедила Дэш.</text:p>
      <text:p text:style-name="P2"><text:span text:style-name="T11">–</text:span> С чего ты взяла? Я умею.</text:p>
      <text:p text:style-name="P2"><text:span text:style-name="T11">–</text:span> Ты ушёл под воду! И не выныривал! <text:span text:style-name="T11">–</text:span> <text:span text:style-name="T1">о</text:span>т возмущения пегаска даже забыла дышать.</text:p>
      <text:p text:style-name="P2"><text:span text:style-name="T11">–</text:span> Я не выныривал, потому что решил поплавать под водой. Я, вообще, это дело люблю.</text:p>
      <text:p text:style-name="P2"><text:span text:style-name="T11">–</text:span> Что??! И ты не предупредил меня?!! Знаешь, как я испугалась?!! Ни одна пони без магии столько под водой не продержится!!</text:p>
      <text:p text:style-name="P2"><text:span text:style-name="T11">–</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1">–</text:span> Да. Это я виновата. Я дура. Извини, <text:span text:style-name="T11">–</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1">–</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1">&lt;</text:span><text:span text:style-name="T27">В Кантерлоте Макс присутствует на церемонии прощания с Кимеринном</text:span><text:span text:style-name="T11">&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1">–</text:span> Ух ты! <text:span text:style-name="T11">–</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1">–</text:span> Как тут…</text:p>
      <text:p text:style-name="P2"><text:span text:style-name="T11">–</text:span> Красиво, правда? <text:span text:style-name="T11">–</text:span> Дэш отследила мой взгляд и кивнула.</text:p>
      <text:p text:style-name="P2"><text:span text:style-name="T11">–</text:span> Красиво <text:span text:style-name="T1">—</text:span> это не то <text:span text:style-name="T1">чувство</text:span>. Тут чудесно! Просто слов нет…</text:p>
      <text:p text:style-name="P2"><text:span text:style-name="T11">–</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1">–</text:span> А сейчас? Сейчас у тебя есть такое чувство?</text:p>
      <text:p text:style-name="P2"><text:span text:style-name="T11">–</text:span> Сейчас мне хочется, чтобы ты это видел. Не знаю почему. То есть, не совсем чтобы не знаю. <text:span text:style-name="T11">–</text:span> Дэш отпрянула и посмотрела мне в глаза. <text:span text:style-name="T11">–</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oft-page-break/><text:span text:style-name="T11">–</text:span> Это исключено, Дэш. Я никак не мог повстречаться с тобой в своём мире.</text:p>
      <text:p text:style-name="P2"><text:span text:style-name="T11">–</text:span> Да? Странно. Откуда же это чувство, будто я тебя знаю? <text:span text:style-name="T11">–</text:span> <text:span text:style-name="T1">п</text:span>робормотала пегаска. <text:span text:style-name="T11">–</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1">–</text:span> Тебе надо просушить шерсть. Снимай-ка одежду! <text:span text:style-name="T11">–</text:span> <text:span text:style-name="T1">с</text:span>командовала Дэш.</text:p>
      <text:p text:style-name="P2"><text:span text:style-name="T11">–</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1">–</text:span> Куда это ты спрятался? <text:span text:style-name="T11">–</text:span> <text:span text:style-name="T1">з</text:span>аросли вербы раздвинулись, пропуская пегаску.</text:p>
      <text:p text:style-name="P2"><text:span text:style-name="T11">–</text:span> Оп-па! <text:span text:style-name="T11">–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1">–</text:span> Ты чего? <text:span text:style-name="T11">–</text:span> <text:span text:style-name="T1">в</text:span> конце-концов озадаченно спросила она. <text:span text:style-name="T11">–</text:span> Что-то не так?</text:p>
      <text:p text:style-name="P2"><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1">–</text:span> А с кем не так? Со мной? С тобой? Или вообще? <text:span text:style-name="T11">–</text:span> <text:span text:style-name="T1">д</text:span>опытывалась пегаска.</text:p>
      <text:p text:style-name="P2"><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2"><text:span text:style-name="T11">–</text:span> Ну и?</text:p>
      <text:p text:style-name="P2"><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1">–</text:span> А какой смысл в этом правиле? Какую цель оно преследует?</text:p>
      <text:p text:style-name="P2"><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1">–</text:span> Вот видишь, ты меня правильно поняла. Описанные тобой табу у нас, кстати, тоже есть.</text:p>
      <text:p text:style-name="P2"><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попросили спеть на празднике <text:span text:style-name="T11">&lt;</text:span><text:span text:style-name="T32">zxcbzxcvb</text:span><text:span text:style-name="T11">&gt;</text:span>.</text:p>
      <text:p text:style-name="P2">Я не ответил.</text:p>
      <text:p text:style-name="P2"><text:soft-page-break/>Пегаска подошла поближе и села, прижавшись тёплым боком ко мне.</text:p>
      <text:p text:style-name="P2"><text:span text:style-name="T11">–</text:span> Ты молчишь. Я опять рассердила тебя, да? У меня постоянно с этим проблемы. <text:span text:style-name="T11">–</text:span> Дэш напряжённо смотрела в одну точку прямо перед собой. Её шерсть не могла скрыть мелко дрожи. <text:span text:style-name="T11">–</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1">–</text:span> У тебя оригинальный способ исповедаться, Дэш, <text:span text:style-name="T11">–</text:span> наконец закашлялся я. <text:span text:style-name="T11">–</text:span> Затащить в укромное местечко, попытаться утопить, а под конец сорвать штаны и… <text:span text:style-name="T11">–</text:span> тут Дэш сама прыснула от смеха.</text:p>
      <text:p text:style-name="P2">Вдоволь отсмеявшись, Дэш ткнула меня носом в грудь и спросила:</text:p>
      <text:p text:style-name="P2"><text:span text:style-name="T11">–</text:span> И?</text:p>
      <text:p text:style-name="P2"><text:span text:style-name="T11">–</text:span> Что “и”?</text:p>
      <text:p text:style-name="P2"><text:span text:style-name="T11">–</text:span> Ты сказал: “ А под конец сорвать штаны и…” <text:span text:style-name="T11">–</text:span> вот я и хочу знать, что “и”?</text:p>
      <text:p text:style-name="P2">Я смутился.</text:p>
      <text:p text:style-name="P2"><text:span text:style-name="T11">–</text:span> Да ничего… Не бери в голову.</text:p>
      <text:p text:style-name="P2"><text:span text:style-name="T11">–</text:span> А я хочу брать! Какой ты всё-таки… <text:span text:style-name="T11">–</text:span> Дэш встала, потянувшись сначала передней половиной, потом задней.</text:p>
      <text:p text:style-name="P2"><text:span text:style-name="T11">–</text:span> Какой?</text:p>
      <text:p text:style-name="P2"><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1">–</text:span> Короче, решай. <text:span text:style-name="T11">–</text:span> <text:span text:style-name="T1">е</text:span>ё нос почти касался моего. <text:span text:style-name="T11">–</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1">–</text:span> Дэш, ты..?</text:p>
      <text:p text:style-name="P2"><text:span text:style-name="T11">–</text:span> Да, Дискорд тебя забери! Я предлагаю тебе ЗА-НЯТЬ-СЯ СЕК-СОМ со мной! <text:span text:style-name="T11">–</text:span> <text:span text:style-name="T1">п</text:span>очти зло отчеканила пегаска. <text:span text:style-name="T11">–</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1">–</text:span> Дэш!</text:p>
      <text:p text:style-name="P2"><text:span text:style-name="T11">–</text:span> Да? <text:span text:style-name="T11">–</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1">–</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oft-page-break/><text:span text:style-name="T11">–</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1">–</text:span> Ничего себе!</text:p>
      <text:p text:style-name="P2"><text:span text:style-name="T11">–</text:span> А ты как думал, откуда взялись пони-пегасы и пони-единороги?</text:p>
      <text:p text:style-name="P2"><text:span text:style-name="T11">–</text:span> Я думал, они всегда были.</text:p>
      <text:p text:style-name="P2"><text:span text:style-name="T11">–</text:span> Не всегда. Пегасы произошли от земных пони и грифонов. Пони-единороги <text:span text:style-name="T11">–</text:span> от земных пони и диких единорогов.</text:p>
      <text:p text:style-name="P2"><text:span text:style-name="T11">–</text:span> А что это за дикие единороги?</text:p>
      <text:p text:style-name="P2"><text:span text:style-name="T11">–</text:span> Сейчас они почти не встречаются. У них хвосты как у льва <text:span text:style-name="T1">—</text:span> с кисточкой на конце. И раздвоенные копыта.</text:p>
      <text:p text:style-name="P2"><text:span text:style-name="T11">–</text:span> А аликорны от кого произошли? От пегасов и единорогов?</text:p>
      <text:p text:style-name="P2"><text:span text:style-name="T11">–</text:span> Нет, <text:span text:style-name="T11">–</text:span> отрицательно покачала головой Дэш. <text:span text:style-name="T11">–</text:span> Никто не знает, как появились аликорны. Одно я знаю точно: если единорог спарится с пегасом, аликорна не получится.</text:p>
      <text:p text:style-name="P2"><text:span text:style-name="T11">–</text:span> Что ж, спасибо, что просветила. Однако…</text:p>
      <text:p text:style-name="P2"><text:span text:style-name="T11">–</text:span> Что?</text:p>
      <text:p text:style-name="P2"><text:span text:style-name="T11">–</text:span> Ты лежишь на мне.</text:p>
      <text:p text:style-name="P2"><text:span text:style-name="T11">–</text:span> Ну да, лежу, <text:span text:style-name="T11">–</text:span> Дэш ехидно улыбнулась и заёрзала животом. <text:span text:style-name="T11">–</text:span> А что?</text:p>
      <text:p text:style-name="P2"><text:span text:style-name="T11">–</text:span> А то, что в таком положении я до тебя не достану! У тебя слишком высоко расположена... ммм… анатомия.</text:p>
      <text:p text:style-name="P2"><text:span text:style-name="T11">–</text:span> Потерпи чуть-чуть, <text:span text:style-name="T11">–</text:span> пегаска хихикнула и снова заёрзала животом, прижав его ко мне. <text:span text:style-name="T11">–</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1">–</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1">–</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1">–</text:span> Эт-то магия-а-а-а.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предплечье. Дыхание у неё стало прерывистым.</text:p>
      <text:p text:style-name="P2"><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2"><text:span text:style-name="T11">–</text:span> Дэш, <text:span text:style-name="T11">–</text:span> рассмеялся я, <text:span text:style-name="T11">–</text:span> отпусти ухо!</text:p>
      <text:p text:style-name="P2"><text:span text:style-name="T11">–</text:span> Отпускаю, <text:span text:style-name="T11">–</text:span> шепнула пегаска мне в ухо. <text:span text:style-name="T11">–</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1">–</text:span> Мы опаздываем! Рэрити назначила на восемь часов вечера у Твайлайт!</text:p>
      <text:p text:style-name="P2"><text:span text:style-name="T11">&lt;</text:span><text:span text:style-name="T27">Р/Д отправляется в сон до Рэрити и там вспоминает Леро/Листа.</text:span><text:span text:style-name="T11">&gt;</text:span></text:p>
      <text:p text:style-name="P2">Пока я одевался, пегаска в нетерпении рыла копытом землю.</text:p>
      <text:p text:style-name="P2"><text:span text:style-name="T11">–</text:span> Оделся? Хватайся! <text:span text:style-name="T11">–</text:span> Дэш подпрыгнула и зависла у меня над головой, давая схватиться за ноги.</text:p>
      <text:p text:style-name="P2">И мы понеслись…</text:p>
      <text:p text:style-name="P2"/>
      <text:p text:style-name="P101"/>
      <text:p text:style-name="P101"/>
      <text:p text:style-name="P101"/>
      <text:p text:style-name="P101"/>
      <text:p text:style-name="P2"><text:span text:style-name="T11">&lt;</text:span><text:span text:style-name="T27">Подходя к замку Принцесс, Дэш рассказывает Максу обо сне, который она утаила - с Леро.</text:span><text:span text:style-name="T11">&gt;</text:span> </text:p>
      <text:p text:style-name="P2"><text:span text:style-name="T11">&lt;</text:span><text:span text:style-name="T27">Кто следующий готов рассказывать?</text:span></text:p>
      <text:p text:style-name="P32">Пинки дёрнулась на месте, но промолчала.</text:p>
      <text:p text:style-name="P2"><text:span text:style-name="T32">–</text:span><text:span text:style-name="T27"> Я расскажу, - шагнула вперёд радужная пегаска. </text:span><text:span text:style-name="T32">–</text:span><text:span text:style-name="T27"> Хотя вряд ли ты узнаешь что-то полезное. Там галиматья какая-то…</text:span><text:span text:style-name="T11">&gt;</text:span></text:p>
      <text:p text:style-name="P2"><text:span text:style-name="T11">&lt;</text:span><text:span text:style-name="T27">После рассказа РД рассказывает Пинки. При расказе становится ясно её безумие </text:span><text:span text:style-name="T32">—</text:span><text:span text:style-name="T27"> она становится Пинкаминой из-за её сна </text:span><text:span text:style-name="T32">—</text:span><text:span text:style-name="T27"> “Кексиков”. Также она видит во сне центр Эгрегора Эквестрии </text:span><text:span text:style-name="T32">—</text:span><text:span text:style-name="T27"> Селестию. И она видит, как Селестия превращается в набор цифр и уходит в экран </text:span><text:span text:style-name="T32">—</text:span><text:span text:style-name="T27"> в мир Терры.</text:span></text:p>
      <text:p text:style-name="P32">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7">В мире Терры они ищут Селестию. В конце-концов Макс находит её в кибермозге </text:span><text:span text:style-name="T32">—</text:span><text:span text:style-name="T2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2">—</text:span><text:span text:style-name="T27"> Эгрегором Эквестрии. После чего пееренос на Землю на 10 лет назад. Начало написания “Последнего фанфика”.</text:span><text:span text:style-name="T11">&gt;</text:span></text:p>
      <text:p text:style-name="P15"/>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text:soft-page-break/></text:p>
      <text:h text:style-name="P153" text:outline-level="2"/>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
      <text:h text:style-name="P153"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pan text:style-name="T11">–</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1">&lt;</text:span><text:span text:style-name="T28">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28">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3" text:outline-level="2">Поиск решения</text:h>
      <text:p text:style-name="P101"/>
      <text:p text:style-name="P2"><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8">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27">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5"/>
      <text:p text:style-name="P2"><text:span text:style-name="T11">&lt;</text:span><text:span text:style-name="T2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7"> Луна создаёт обратный коридор в срок.</text:span><text:span text:style-name="T11">&gt;</text:span></text:p>
      <text:p text:style-name="P2"/>
      <text:h text:style-name="P15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Откуда здесь взялся рухнувший Боинг?” <text:span text:style-name="T11">&lt;</text:span><text:span text:style-name="T28">Дуглас </text:span><text:span text:style-name="T32">—</text:span><text:span text:style-name="T28"> </text:span><text:span text:style-name="T32">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1">&lt;</text:span><text:span text:style-name="T27">высоко летать нельзя из-за молний</text:span><text:span text:style-name="T11">&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27">двухмесячной</text:span><text:span text:style-name="T11">&gt;</text:span> давности осталось лишь направление движения.</text:p>
      <text:p text:style-name="P2">И опять, как <text:span text:style-name="T11">&lt;</text:span><text:span text:style-name="T27">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27">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27">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text:soft-page-break/>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5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27">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3">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pan text:style-name="T11">&lt;\</text:span>Решение:</text:p>
      <text:p text:style-name="P2"><text:span text:style-name="T11">&lt;\&lt;</text:span><text:span text:style-name="T27">Не следует противопоставлять злу ещё большее зло - это только усилит его — </text:span><text:span text:style-name="T28">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27">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7">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text:soft-page-break/></text:p>
      <text:p text:style-name="P2"><text:span text:style-name="T11">&lt;</text:span><text:span text:style-name="T2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3" text:outline-level="2">Безнадёжность</text:h>
      <text:p text:style-name="P15">&lt;<text:span text:style-name="T2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7">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7">расширить</text:span><text:span text:style-name="T11">&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7">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7">пять</text:span><text:span text:style-name="T11">&gt;</text:span>длинную прореху в куртке, <text:span text:style-name="T11">&lt;</text:span><text:span text:style-name="T27">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7">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27">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7">уменьшить подозрения — о них должен догадаться Макс</text:span><text:span text:style-name="T11">&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7">улучшить</text:span><text:span text:style-name="T11">&gt;</text:span>. А тот случай, когда мне пришлось зашивать тебе куртку после нападения убийц <text:span text:style-name="T11">&lt;</text:span><text:span text:style-name="T27">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3" text:outline-level="2">След?</text:h>
      <text:p text:style-name="P101"/>
      <text:p text:style-name="P2"><text:span text:style-name="T11">&lt;</text:span><text:span text:style-name="T27">сначала эпизод - проверка сумки в серверной</text:span><text:span text:style-name="T11">&gt;</text:span></text:p>
      <text:p text:style-name="P2"><text:span text:style-name="T11">&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27">“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1">&lt;</text:span><text:span text:style-name="T27">расширить. Перед кафешкой - диалог с Флатти и ЭйДжей. Все думают, что наконец-то нашли Селестию. Все ликуют</text:span><text:span text:style-name="T11">&gt;</text:span></text:p>
      <text:p text:style-name="P15"><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7">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7">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3" text:outline-level="2">Озарение</text:h>
      <text:p text:style-name="P2"/>
      <text:p text:style-name="P2"><text:span text:style-name="T11">&lt;</text:span><text:span text:style-name="T2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83"/>
      <text:p text:style-name="P84"><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3"/>
      <text:p text:style-name="P79">Разговор не клеился.</text:p>
      <text:p text:style-name="P8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3"><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3"><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3"><text:span text:style-name="T11">– </text:span>Ну хорошо. Убедила. В конце-концов, можем поступить так. Вы с Флатти вернётесь обратно а я продолжу поиски здесь.</text:p>
      <text:p text:style-name="P83"><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83"><text:span text:style-name="T11">– </text:span>Вы можете связываться со мной раз в месяц по коридору.</text:p>
      <text:p text:style-name="P83"><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3"><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3">Эпплджек недоверчиво хмыкнула.</text:p>
      <text:p text:style-name="P83"><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3"><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3"><text:span text:style-name="T11">– </text:span>Конечно оставаться. Кто ещё, кроме нас, может найти её?</text:p>
      <text:p text:style-name="P83"><text:span text:style-name="T11">– </text:span>Я думал, ты не сможешь оставить Энджела и всех остальных надолго.</text:p>
      <text:p text:style-name="P83"><text:soft-page-break/><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8"><text:span text:style-name="T11">– </text:span>Извини, Флаттершай, забылся.</text:p>
      <text:p text:style-name="P88"><text:span text:style-name="T11">– </text:span>Та ладно, я ж не против, – возразила Эпплджек. – Не парься, Флатти. Было б хуже, если б он <text:s/>назвал меня Эпплджек на людях.</text:p>
      <text:p text:style-name="P88"><text:span text:style-name="T11">– </text:span>Ты так... – запнулась Флаттершай. – Так быстро забыла свою ферму. И...</text:p>
      <text:p text:style-name="P88"><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8"><text:span text:style-name="T11">– </text:span>Как ты можешь так говорить? – расплакалась Флаттершай.</text:p>
      <text:p text:style-name="P88"><text:span text:style-name="T11">– </text:span>Эй, девушки, не ссорьтесь! Мы — одна команда! И надеюсь, останемся ею и в дальнейшем. </text:p>
      <text:list xml:id="list2286935434541148788" text:style-name="L5">
        <text:list-header>
          <text:p text:style-name="P14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8"><text:span text:style-name="T11">– </text:span>А если нет? – Эпплджек смотрела мне мне прямо в глаза.</text:p>
      <text:list xml:id="list162926773630148" text:continue-numbering="true" text:style-name="L5">
        <text:list-header>
          <text:p text:style-name="P142">Я молча пожал плечами. Эпплджек уверенно продолжила.</text:p>
        </text:list-header>
      </text:list>
      <text:p text:style-name="P88"><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8"><text:span text:style-name="T11">– </text:span>Спасибо, ЭйДжей.</text:p>
      <text:p text:style-name="P88"><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62927275002266" text:continue-numbering="true" text:style-name="L5">
        <text:list-header>
          <text:p text:style-name="P142">Флаттершай пробормотала нечто, показавшееся мне знакомым.</text:p>
        </text:list-header>
      </text:list>
      <text:p text:style-name="P88"><text:span text:style-name="T11">– </text:span>Флатти, ты что-то сказала? Я не расслышал.</text:p>
      <text:p text:style-name="P88"><text:span text:style-name="T11">– </text:span>Намерение Изменяет Реальность.</text:p>
      <text:p text:style-name="P88"><text:span text:style-name="T11">– </text:span>Эээ. А где ты слышала эту фразу, если не секрет?</text:p>
      <text:p text:style-name="P88"><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62928026076977" text:continue-numbering="true" text:style-name="L5">
        <text:list-header>
          <text:p text:style-name="P142">У меня как будто вспыхнула лампочка в мозгу. Кирпичики быстро выстраивались в целостную картину. Я ринулся в прихожую.</text:p>
        </text:list-header>
      </text:list>
      <text:p text:style-name="P88"><text:span text:style-name="T11">– </text:span>Флатти, ЭйДжей, буду через час. Ждите!</text:p>
      <text:p text:style-name="P83"/>
      <text:h text:style-name="P152" text:outline-level="2">Почти.</text:h>
      <text:p text:style-name="P98"/>
      <text:p text:style-name="P88">В офисе меня встретил лыбящийся Стас.</text:p>
      <text:p text:style-name="P8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8">Я уставился на Стаса и он, захлёбываясь от торопливости, начал <text:span text:style-name="T11">расказывать</text:span>.</text:p>
      <text:p text:style-name="P8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8">– Ты его уничтожил?</text:p>
      <text:p text:style-name="P88">– Кого?</text:p>
      <text:p text:style-name="P88">– Этический модуль. Селестию.</text:p>
      <text:p text:style-name="P8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8">– Ты его уничтожил?</text:p>
      <text:p text:style-name="P8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8">– То есть, на домашнем компьютере Влада модуль работает и дальше?</text:p>
      <text:p text:style-name="P88">– Ага. К нему-то у меня доступа нету. Но в кластер к Нексусу он больше не пролезет.</text:p>
      <text:p text:style-name="P88">– Спасибо, Стас. Ты молодец.</text:p>
      <text:p text:style-name="P88">Ниточка, чуть было не прервавшаяся в офисе, повела в квартиру Влада.</text:p>
      <text:p text:style-name="P88"/>
      <text:h text:style-name="P152" text:outline-level="2">Дискорд</text:h>
      <text:p text:style-name="P101"/>
      <text:p text:style-name="P98">Девушки поспешно собирались, пока я растолковывал им задачу.</text:p>
      <text:p text:style-name="P98"><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8"><text:span text:style-name="T11">– </text:span>Это тот твой приятель, который разбился с полгода назад? – спросила Эпплджек.</text:p>
      <text:p text:style-name="P98"><text:span text:style-name="T11">– </text:span>Да, это он.</text:p>
      <text:p text:style-name="P98"><text:span text:style-name="T11">– </text:span>А как мы попадём в его квартиру? Там сейчас кто-то живёт? – Флаттершай прыгала на одной ноге, натягивая кед.</text:p>
      <text:p text:style-name="P98"><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9">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9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7">Плохо написано!</text:span><text:span text:style-name="T11">&gt;</text:span></text:p>
      <text:p text:style-name="P99"><text:soft-page-break/>Я поднёс брелок пропуска к домофону, но дверь подъезда не открылась. Замигала красная лампочка и зажужжал зуммер.</text:p>
      <text:p text:style-name="P99">Я выругался.</text:p>
      <text:p text:style-name="P99"><text:span text:style-name="T11">– </text:span>Макс, что случилось? У нас проблемы?</text:p>
      <text:p text:style-name="P99"><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9"><text:span text:style-name="T11">– </text:span>Так что, будем ломать дверь? – Эпплджек критически осмотрелась, подмечая бабулек на лавочке и зевак во внутреннем скверике.</text:p>
      <text:p text:style-name="P99"><text:span text:style-name="T11">– </text:span>Нет нужды. Лучше станьте-ка сзади меня так, чтобы заслонить от этих бабулек и от вооон той камеры наблюдения.</text:p>
      <text:list xml:id="list4157983446064733034" text:style-name="L6">
        <text:list-header>
          <text:p text:style-name="P14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8">Раздался лёгкий «кряк» и дверь подалась.</text:p>
      <text:p text:style-name="P122"><text:span text:style-name="T11">– </text:span>Девушки, заходим.</text:p>
      <text:p text:style-name="P8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8">Прихожая встретила нас толстым слоем пыли. Мы тихонько прошли внутрь и я закрыл дверь изнутри.</text:p>
      <text:p text:style-name="P83"><text:span text:style-name="T1">Компьютер</text:span> стоял там же, где и обычно <text:span text:style-name="T1">— в личном кабинете Влада на столе у окна.</text:span></text:p>
      <text:p text:style-name="P122"><text:span text:style-name="T11">– </text:span>Макс, тут окно разбито! И верёвка какая-то висит. – крикнула Флаттершай из кухни.</text:p>
      <text:p text:style-name="P122"><text:span text:style-name="T11">–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11">–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oft-page-break/><text:span text:style-name="T11">– </text:span>Оп-па! – пробормотала Эпплджек. – Нежданчик!</text:p>
      <text:p text:style-name="P122"><text:span text:style-name="T11">– </text:span>Ты, я вижу, времени не терял, – моя рука под прикрытием стола медленно тянулась к тяжёлой фарфоровой кружке, стоящей на краю.</text:p>
      <text:p text:style-name="P102"><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11">– </text:span>А почему ты вообще решил искать нас тут? – спросила Эпплджек. – Приехал бы домой. Мы б тебя чаем напоили.</text:p>
      <text:p text:style-name="P102"><text:span text:style-name="T11">–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11">– </text:span>С кем это вы тут разговариваете?</text:p>
      <text:list xml:id="list1081200027010470991" text:style-name="L7">
        <text:list-header>
          <text:p text:style-name="P15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53" text:outline-level="2">Селестия</text:h>
      <text:p text:style-name="P122"/>
      <text:p text:style-name="P10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text:soft-page-break/>– Ффы, тьфу, пффф, пфу! <text:span text:style-name="T11">&lt;</text:span><text:span text:style-name="T27">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8">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7">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15">– И что? – продолжила его мысль Эпплджек.</text:p>
      <text:p text:style-name="P115">– Эквестрийские <text:span text:style-name="T11">&lt;</text:span><text:span text:style-name="T27">три месяца</text:span><text:span text:style-name="T11">&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11"/>
      <text:h text:style-name="P153" text:outline-level="2">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text:soft-page-break/>–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11">&lt;</text:span><text:span text:style-name="T27">полгода</text:span><text:span text:style-name="T11">&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8" text:outline-level="1">Беседа за столиком в ночи</text:h>
      <text:p text:style-name="P85">Из-за заинтересованности Эквуса в Максе, тому не приходится прилагать усилий для 34 — на что ему указывает Анакорн</text:p>
      <text:p text:style-name="P8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3"><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83"><text:span text:style-name="T1">– </text:span>Анакорн. <text:span text:style-name="T1">– о</text:span>трекомендовался он. <text:span text:style-name="T11">– </text:span><text:span text:style-name="T1">Демиург.</text:span></text:p>
      <text:p text:style-name="P83"><text:span text:style-name="T1">– </text:span>П-привет. Макс. <text:span text:style-name="T1">– в</text:span> смятении представился я.</text:p>
      <text:p text:style-name="P8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8"/>
      <text:p text:style-name="P83"><text:span text:style-name="T1">&lt;</text:span><text:span text:style-name="T2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8"/>
      <text:p text:style-name="P8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3"><text:span text:style-name="T1">Юноша</text:span> закинул ногу за ногу и пытливо смотрел на меня, играя карандашём .</text:p>
      <text:p text:style-name="P83">Я совсем запутался.</text:p>
      <text:p text:style-name="P83"><text:span text:style-name="T1">– </text:span>Какая проблема? Какое решение? Кто ты <text:span text:style-name="T1">вообще</text:span>?</text:p>
      <text:p text:style-name="P8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8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8">– Стоп, не торопись. – у меня голова пошла кругом от информации. – Я ничего не понял. Какие-такие проблемы? Какие варианты? Зачем его поддерживать?</text:p>
      <text:p text:style-name="P88">Анакорн недовольно поморщился, но продолжил.</text:p>
      <text:p text:style-name="P8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8"><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8"/>
      <text:p text:style-name="P8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0"/>
      <text:p text:style-name="P88"/>
      <text:p text:style-name="P88"/>
      <text:p text:style-name="P8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8">На голограмме появилась солнечная система Эквуса. Почему-то в центре системы был сам Эквус. Вокруг него вращались солнце и луна.</text:p>
      <text:p text:style-name="P88">Анакорн плюхнулся обратно в кресло и схватился за голову. Потом, немного успокоившись, продолжил.</text:p>
      <text:p text:style-name="P8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8">Анакорн отпил из стакана и продолжил.</text:p>
      <text:p text:style-name="P8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8">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8">Анакорн постучал по столику указкой. Солнечная система увеличилась, оставив в поле зрения только шар Эквуса.</text:p>
      <text:p text:style-name="P8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8">старом аналоговом телевизоре.</text:span></text:p>
      <text:p text:style-name="P91">Ко мне наконец-то пришло понимание ситуации.</text:p>
      <text:p text:style-name="P9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8">Анакорн смутился.</text:p>
      <text:p text:style-name="P8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8">(<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8"><text:span text:style-name="T20">– Сам ты раздолбай! – произнёс, наконец, Свирл</text:span>)</text:p>
      <text:p text:style-name="P88">… И создали вы его достаточно топорно — видишь, он трещит по швам.</text:p>
      <text:p text:style-name="P88">– Хмм. То есть, это брони создали Эквус?</text:p>
      <text:p text:style-name="P8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8">Я вспомнил события последнего года <text:span text:style-name="T11">&lt;</text:span>упомянуть в эпизоде на Терре, что МЛП-сериал закрылся год назад<text:span text:style-name="T11">&gt;</text:span></text:p>
      <text:p text:style-name="P8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8">Анакорн с такой силой сжал карандаш, что он хрустнул.</text:p>
      <text:p text:style-name="P88"><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8"/>
      <text:p text:style-name="P88"/>
      <text:p text:style-name="P8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5">– </text:p>
      <text:p text:style-name="P8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1">– Верни Рэйнбоу!!!</text:p>
      <text:p text:style-name="P91">Обломки карандаша выпали из кулака Анакорна на столик.</text:p>
      <text:p text:style-name="P91">– Э-э-э… м-м-м… ну-у-у... Нельзя сказать, что это совсем невыполнимо… Но, прямо скажу, задачка не для студента!</text:p>
      <text:p text:style-name="P91">– А ты студент?</text:p>
      <text:p text:style-name="P9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1">– Нет. Плата остаётся неизменной. Тут мы квиты. У меня тоже мало шансов помочь тебе — я не имею ни малейшего понятия, как это сделать.</text:p>
      <text:p text:style-name="P91">Ставшие почти прозрачными стены комнаты снова обрели материальность. Анакорн пожал плечами и протянул мне руку через столик.</text:p>
      <text:p text:style-name="P91"><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1">Я задумался.</text:p>
      <text:p text:style-name="P9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1">Анакорн почесал в затылке.</text:p>
      <text:p text:style-name="P91">– А кьютимарки? Как, <text:span text:style-name="T11">&lt;</text:span><text:span text:style-name="T32">чёрт</text:span><text:span text:style-name="T11">&gt;</text:span> меня побери, объяснить кьютимарки?</text:p>
      <text:p text:style-name="P91">– А кьютимарки ты сам даришь пони, когда распознаёшь их жизненное предназначение.</text:p>
      <text:p text:style-name="P9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1">Я пожал плечами.</text:p>
      <text:p text:style-name="P91">–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6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62">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11">–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oft-page-break/><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11">–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8">– Эквусу позарез нужна помощь. И он надеется получить эту помощь от тебя. Видишь, он из кожи вон лезет, чтобы тебе понравиться.</text:p>
      <text:p text:style-name="P85">Он старался тебя рассмешить и показать себя с лучшей стороны. К сожалению, надлого его не хватило — к твоему прибытию он был на грани...</text:p>
      <text:p text:style-name="P88">Тебе не приходилось заботиться о жилье и питании, ты нравишься кобылкам...</text:p>
      <text:p text:style-name="P88">– Гм! Я бы попросил тебя не касаться моих отношений с Рэйнбоу!</text:p>
      <text:p text:style-name="P8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8">У меня сердце буквально ухнуло куда-то вниз, в область желудка.</text:p>
      <text:p text:style-name="P8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8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8">– Та ладно, не утешай. Я не маленький ребёнок. Долг платежом красен. Сделаю то, что ты хочешь. Как сумею.</text:p>
      <text:p text:style-name="P8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8"><text:soft-page-break/>Анакорн наблюдал за мной без улыбки. По его нейтральному выражению лица невозможно было догадаться, о чём он думает.</text:p>
      <text:p text:style-name="P88">– Ну вот и отлично. Рад, что мы наконец-то пришли к сделке.</text:p>
      <text:p text:style-name="P9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2">– Пора закругляться. Ты начинаешь сгорать. Надо утрясти последние детали, пока ещё есть пару минут.</text:p>
      <text:p text:style-name="P88">– Валяй. Я тебя внимательно слушаю.</text:p>
      <text:p text:style-name="P8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7">Такова природа низкоэнергетических монад</text:span>.</text:p>
      <text:p text:style-name="P88">– А я разве сплю?</text:p>
      <text:p text:style-name="P88">– Сейчас — нет. Но как только мы закроем сделку — проснёшься. Потому что нет иного способа вернуть тебя в реальный мир.</text:p>
      <text:p text:style-name="P88">– Эээ, постой. А как я в Эквестрию и обратно возвращался?</text:p>
      <text:p text:style-name="P8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8">Так вот, возвращать тебя обратно в твой мир я не буду. </text:p>
      <text:p text:style-name="P88">Во-первых, может возникнуть временная <text:span text:style-name="T11">&lt;</text:span><text:span text:style-name="T27">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8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8">– Ты ещё увидишь пару снов на прощание. Удачи!</text:p>
      <text:p text:style-name="P88"/>
      <text:p text:style-name="P93">&lt;<text:span text:style-name="T1">- Но если миры Эквестрии станут существовать — появятся и те из них, в которых тьма страданий, постапокалипсис.</text:span></text:p>
      <text:p text:style-name="P93"><text:span text:style-name="T1">- И это лучше, чем не существовать, поверь</text:span>&gt;</text:p>
      <text:p text:style-name="P89">***</text:p>
      <text:p text:style-name="P89"/>
      <text:p text:style-name="P88"><text:soft-page-break/>&lt;<text:span text:style-name="T2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8"/>
      <text:p text:style-name="P88">– Привет, Макс. – образ Селестии снова реял передо мной, как <text:span text:style-name="T11">&lt;</text:span><text:span text:style-name="T27">полгода</text:span><text:span text:style-name="T11">&gt;</text:span> назад. – Я хочу поблагодарить тебя за всё.</text:p>
      <text:p text:style-name="P88">– Пожалста. – ответил я безучастно. – Всегда рад. Только Вам не нужно было ТАК распинаться, чтобы заручиться моей помощью.</text:p>
      <text:p text:style-name="P88">Селестия на мгновение смутилась, но продолжила.</text:p>
      <text:p text:style-name="P88">&lt;<text:span text:style-name="T27"> - Ты морочила мне яйца, чтобы заинтересовать? Всё, как Свирл указал?</text:span></text:p>
      <text:p text:style-name="P8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5">Я покачал головой.</text:p>
      <text:p text:style-name="P88"><text:span text:style-name="T2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8">– <text:s text:c="2"/>За благополучие Эквестрии я бы и не ТАК разопнулась.<text:span text:style-name="T11"> Я</text:span><text:span text:style-name="T2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text:soft-page-break/></text:p>
      <text:list xml:id="list857994720923469848" text:style-name="L8">
        <text:list-header>
          <text:p text:style-name="P144">(<text:span text:style-name="T35">Луна — как повелительница снов, слышала разговор Макса с Анакорном</text:span>)</text:p>
          <text:p text:style-name="P145"/>
        </text:list-header>
      </text:list>
      <text:p text:style-name="P112">***</text:p>
      <text:p text:style-name="P83"><text:span text:style-name="T1">–</text:span> Ты?..</text:p>
      <text:p text:style-name="P83"><text:span text:style-name="T1">–</text:span> Ты??!</text:p>
      <text:p text:style-name="P83"><text:span text:style-name="T1">–</text:span> Ты мне снишься??</text:p>
      <text:p text:style-name="P83"><text:span text:style-name="T1">–</text:span> Это ты мне снишься!!</text:p>
      <text:p text:style-name="P83"><text:span text:style-name="T1">–</text:span> Неважно… Пусть мы друг-другу снимся… Ты как, Дэш?</text:p>
      <text:p text:style-name="P8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3"><text:span text:style-name="T1">–</text:span> И я в порядке. Вот, возвращаюсь в свой мир. Ну, не совсем в свой. Почти в свой.</text:p>
      <text:p text:style-name="P83"><text:span text:style-name="T1">–</text:span> Навсегда?</text:p>
      <text:p text:style-name="P83"><text:span text:style-name="T1">–</text:span> Скорее всего, да.</text:p>
      <text:p text:style-name="P83"><text:span text:style-name="T1">–</text:span> Это плохо. Я хотела тебе сказать…</text:p>
      <text:p text:style-name="P83"><text:span text:style-name="T1">–</text:span> Не надо, Дэш. Не стоит терзать себя. Мне тоже очень хотелось остаться. Но так надо. Мне очень жаль…</text:p>
      <text:p text:style-name="P8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3"><text:span text:style-name="T1">–</text:span> И тебя, и Твайлайт, и Рэрити, и Селестию, и всех-всех-всех… Таковы правила.</text:p>
      <text:p text:style-name="P83"><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83">Я опустил руку на шею Дэш и ощутил теплоту и лёгкое покалывание в пустоте.</text:p>
      <text:p text:style-name="P83"><text:span text:style-name="T11">–</text:span> Мне кажется, Дэш, <text:span text:style-name="T1">м</text:span>ы найдём способ связаться. Рано или поздно.</text:p>
      <text:p text:style-name="P83"><text:span text:style-name="T1">–</text:span> И лучше рано, чем поздно! Я не люблю ждать!</text:p>
      <text:p text:style-name="P83"><text:span text:style-name="T1">–</text:span> Да, Дэш. <text:span text:style-name="T1">–</text:span> её образ начал таять. <text:span text:style-name="T1">–</text:span> Да, я помню. Я всё ещё помню…</text:p>
      <text:p text:style-name="P83"/>
      <text:h text:style-name="P153" text:outline-level="2">Земля</text:h>
      <text:p text:style-name="P86">Музыкальная тема из бегущего по лезвию бритвы — <text:span text:style-name="T11">Mission impossible</text:span></text:p>
      <text:p text:style-name="P87">&lt;Ужас возвращения из тёплого волшебного мира друзей в холодную скучную реальность.&gt;</text:p>
      <text:p text:style-name="P80"><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80"><text:span text:style-name="T1">Я нашарил ногами тапки и пошёл в ванную. Проходя мимо стола, зацепился взглядом за</text:span> эскиз <text:span text:style-name="T1">рисунка</text:span>.</text:p>
      <text:p text:style-name="P8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1">Доставая из стола ключи от машины, опять наткнулся взглядом на эскиз.</text:p>
      <text:p text:style-name="P8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1">Назову-ка я фантазию «Последний фанфик».</text:p>
      <text:p text:style-name="P81"/>
      <text:p text:style-name="P81"/>
      <text:p text:style-name="P81"/>
      <text:p text:style-name="P83"/>
      <text:p text:style-name="P83"/>
      <text:p text:style-name="P83"/>
      <text:p text:style-name="P8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3"/>
      <text:p text:style-name="P8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3"><text:soft-page-break/></text:p>
      <text:p text:style-name="P83"/>
      <text:p text:style-name="P83"/>
      <text:p text:style-name="P8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28">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27">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20T16:29:25.896000000</dc:date>
    <meta:editing-duration>P82DT4H9M44S</meta:editing-duration>
    <meta:editing-cycles>4645</meta:editing-cycles>
    <meta:generator>LibreOffice/5.1.0.3$Windows_x86 LibreOffice_project/5e3e00a007d9b3b6efb6797a8b8e57b51ab1f737</meta:generator>
    <meta:document-statistic meta:table-count="0" meta:image-count="0" meta:object-count="0" meta:page-count="165" meta:paragraph-count="3347" meta:word-count="75757" meta:character-count="503500" meta:non-whitespace-character-count="427528"/>
  </office:meta>
</office:document-meta>
</file>